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solid" draw:fill-color="#cccccc" draw:textarea-vertical-align="middle"/>
    </style:style>
    <style:style style:name="gr14" style:family="graphic" style:parent-style-name="objectwithoutfill">
      <style:graphic-properties draw:marker-end="Arrow" draw:marker-end-width="0.3cm" draw:fill="solid" draw:fill-color="#99ff66" draw:textarea-vertical-align="middle"/>
    </style:style>
    <style:style style:name="gr15" style:family="graphic">
      <style:graphic-properties draw:fill="solid" draw:fill-color="#cccccc" draw:textarea-horizontal-align="justify" draw:textarea-vertical-align="middle" draw:auto-grow-height="false"/>
    </style:style>
    <style:style style:name="gr16" style:family="graphic">
      <style:graphic-properties draw:fill="solid" draw:fill-color="#99ff66" draw:textarea-horizontal-align="justify" draw:textarea-vertical-align="middle" draw:auto-grow-height="false"/>
    </style:style>
    <style:style style:name="gr17" style:family="graphic">
      <style:graphic-properties draw:fill="solid" draw:fill-color="#99ff66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font-size="10pt" fo:language="en" fo:country="CA"/>
    </style:style>
    <style:style style:name="T4" style:family="text">
      <style:text-properties fo:font-size="18pt"/>
    </style:style>
    <style:style style:name="T5" style:family="text">
      <style:text-properties fo:font-size="18pt" fo:language="en" fo:country="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299cm" svg:height="3.299cm" svg:x="4.4cm" svg:y="12cm" svg:viewBox="0 0 7300 3300" draw:points="0,0 0,3300 7300,3300 7300,1600 4800,1600 4800,0">
          <draw:glue-point draw:id="4" svg:x="-1.164cm" svg:y="-5cm"/>
          <draw:glue-point draw:id="5" svg:x="3.63cm" svg:y="0.151cm"/>
          <text:p/>
        </draw:polygon>
        <draw:custom-shape draw:style-name="gr2" draw:text-style-name="P1" draw:layer="layout" svg:width="6.8cm" svg:height="1.3cm" svg:x="4.6cm" svg:y="13.8cm">
          <text:p text:style-name="P1">RT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4cm" svg:x="4.6cm" svg:y="12.2cm">
          <text:p text:style-name="P1">Middleware</text:p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7.299cm" svg:height="3.399cm" svg:x="4.4cm" svg:y="10cm" svg:viewBox="0 0 7300 3400" draw:points="0,0 0,1800 5000,1800 5000,3400 7300,3400 7300,0">
          <draw:glue-point draw:id="4" svg:x="-1.164cm" svg:y="-0.454cm"/>
          <draw:glue-point draw:id="5" svg:x="3.63cm" svg:y="5cm"/>
          <text:p text:style-name="P1">Application</text:p>
          <text:p text:style-name="P1"/>
          <text:p text:style-name="P1"/>
        </draw:polygon>
        <draw:custom-shape draw:style-name="gr2" draw:text-style-name="P1" draw:layer="layout" svg:width="7.3cm" svg:height="1.3cm" svg:x="4.4cm" svg:y="15.5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1.3cm" svg:x="16.6cm" svg:y="15.5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5.2cm" svg:x="16.6cm" svg:y="10.1cm">
          <text:p text:style-name="P1">Application + </text:p>
          <text:p text:style-name="P1">Roll-your-own</text:p>
          <text:p text:style-name="P1">System Co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11.2cm" svg:height="2.3cm" svg:x="8.5cm" svg:y="1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2cm" svg:height="2.8cm" svg:x="8.5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8cm" svg:height="1.7cm" svg:x="8.9cm" svg:y="11.3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8cm" svg:height="1.7cm" svg:x="14.6cm" svg:y="11.3cm">
          <text:p text:style-name="P1">Tim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cm" svg:height="1.7cm" svg:x="8.9cm" svg:y="14.2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cm" svg:height="1.7cm" svg:x="14.6cm" svg:y="14.2cm">
          <text:p text:style-name="P1">Timer Schedu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8cm" svg:height="1.7cm" svg:x="14.6cm" svg:y="17.5cm">
          <text:p text:style-name="P1">Hardware Timer</text:p>
          <text:p text:style-name="P1">+Interrup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1.7cm" svg:x="8.9cm" svg:y="17.5cm">
          <text:p text:style-name="P1">CPU + SWI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3cm" svg:y1="15.9cm" svg:x2="11.3cm" svg:y2="17.5cm" draw:start-shape="id1" draw:start-glue-point="2" draw:end-shape="id2" draw:end-glue-point="0" svg:d="m11300 15900v1600" svg:viewBox="0 0 1 1601">
          <text:p/>
        </draw:connector>
        <draw:connector draw:style-name="gr5" draw:text-style-name="P1" draw:layer="layout" svg:x1="17cm" svg:y1="15.9cm" svg:x2="17cm" svg:y2="17.5cm" draw:start-shape="id3" draw:start-glue-point="2" draw:end-shape="id4" draw:end-glue-point="0" svg:d="m17000 15900v1600" svg:viewBox="0 0 1 1601">
          <text:p/>
        </draw:connector>
        <draw:connector draw:style-name="gr5" draw:text-style-name="P1" draw:layer="layout" svg:x1="11.3cm" svg:y1="13cm" svg:x2="11.3cm" svg:y2="14.2cm" draw:start-shape="id5" draw:start-glue-point="2" draw:end-shape="id1" draw:end-glue-point="0" svg:d="m11300 13000v1200" svg:viewBox="0 0 1 1201">
          <text:p/>
        </draw:connector>
        <draw:connector draw:style-name="gr5" draw:text-style-name="P1" draw:layer="layout" svg:x1="17cm" svg:y1="13cm" svg:x2="17cm" svg:y2="14.2cm" draw:start-shape="id6" draw:start-glue-point="2" draw:end-shape="id3" draw:end-glue-point="0" svg:d="m17000 13000v1200" svg:viewBox="0 0 1 1201">
          <text:p/>
        </draw:connector>
        <draw:connector draw:style-name="gr5" draw:text-style-name="P1" draw:layer="layout" svg:x1="13.7cm" svg:y1="12.15cm" svg:x2="14.6cm" svg:y2="12.15cm" draw:start-shape="id5" draw:start-glue-point="1" draw:end-shape="id6" draw:end-glue-point="3" svg:d="m13700 12150h900" svg:viewBox="0 0 901 1">
          <text:p/>
        </draw:connector>
        <draw:frame draw:style-name="gr6" draw:layer="layout" svg:width="4.854cm" svg:height="0.963cm" svg:x="1.319cm" svg:y="11.5cm">
          <draw:text-box>
            <text:p>RTOS Services</text:p>
          </draw:text-box>
        </draw:frame>
        <draw:frame draw:style-name="gr6" draw:layer="layout" svg:width="6.725cm" svg:height="1.675cm" svg:x="1.3cm" svg:y="14.1cm">
          <draw:text-box>
            <text:p>Kernel logic and</text:p>
            <text:p>Hardware Abstraction </text:p>
          </draw:text-box>
        </draw:frame>
        <draw:frame draw:style-name="gr7" draw:layer="layout" svg:width="6.192cm" svg:height="0.963cm" svg:x="1.308cm" svg:y="17.6cm">
          <draw:text-box>
            <text:p>Hardware resources</text:p>
          </draw:text-box>
        </draw:frame>
      </draw:page>
      <draw:page draw:name="page3" draw:style-name="dp1" draw:master-page-name="Default">
        <draw:custom-shape draw:style-name="gr2" draw:text-style-name="P1" xml:id="id8" draw:id="id8" draw:layer="layout" svg:width="4.9cm" svg:height="1.3cm" svg:x="4.4cm" svg:y="9.9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9cm" svg:height="1.3cm" svg:x="17.2cm" svg:y="9.9cm">
          <text:p text:style-name="P1">Tim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9cm" svg:height="1.3cm" svg:x="7.5cm" svg:y="6cm">
          <text:p text:style-name="P1">Synchroniz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.9cm" svg:height="1.3cm" svg:x="4.4cm" svg:y="13.7cm">
          <text:p text:style-name="P1">Atomic Ops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4.9cm" svg:height="1.3cm" svg:x="17.3cm" svg:y="11.8cm">
          <text:p text:style-name="P1">Driver Support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4.9cm" svg:height="1.3cm" svg:x="17.2cm" svg:y="13.7cm">
          <text:p text:style-name="P1">Debugg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9cm" svg:height="1.3cm" svg:x="1.7cm" svg:y="6cm">
          <text:p text:style-name="P1">IPC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2cm" svg:height="3.1cm" svg:x="11.6cm" svg:y="10.9cm"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4.9cm" svg:height="1.3cm" svg:x="4.3cm" svg:y="11.8cm">
          <text:p text:style-name="P1">Schedu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15cm" svg:y1="7.3cm" svg:x2="6.85cm" svg:y2="9.9cm" draw:start-shape="id7" draw:start-glue-point="2" draw:end-shape="id8" draw:end-glue-point="0" svg:d="m4150 7300 2700 2600" svg:viewBox="0 0 2701 2601">
          <text:p/>
        </draw:connector>
        <draw:connector draw:style-name="gr8" draw:text-style-name="P1" draw:layer="layout" draw:type="line" svg:x1="9.95cm" svg:y1="7.3cm" svg:x2="6.85cm" svg:y2="9.9cm" draw:start-shape="id9" draw:start-glue-point="2" draw:end-shape="id8" draw:end-glue-point="0" svg:d="m9950 7300-3100 2600" svg:viewBox="0 0 3101 2601">
          <text:p/>
        </draw:connector>
        <draw:connector draw:style-name="gr5" draw:text-style-name="P1" draw:layer="layout" draw:type="line" svg:x1="9.3cm" svg:y1="10.55cm" svg:x2="12.068cm" svg:y2="11.354cm" draw:start-shape="id8" draw:start-glue-point="1" draw:end-shape="id10" draw:end-glue-point="5" svg:d="m9300 10550 2768 804" svg:viewBox="0 0 2769 805">
          <text:p/>
        </draw:connector>
        <draw:connector draw:style-name="gr5" draw:text-style-name="P1" draw:layer="layout" draw:type="line" svg:x1="9.2cm" svg:y1="12.45cm" svg:x2="11.6cm" svg:y2="12.45cm" draw:start-shape="id11" draw:start-glue-point="1" draw:end-shape="id10" draw:end-glue-point="6" svg:d="m9200 12450h2400" svg:viewBox="0 0 2401 1">
          <text:p/>
        </draw:connector>
        <draw:connector draw:style-name="gr5" draw:text-style-name="P1" draw:layer="layout" draw:type="line" svg:x1="9.3cm" svg:y1="14.35cm" svg:x2="12.068cm" svg:y2="13.546cm" draw:start-shape="id12" draw:start-glue-point="1" draw:end-shape="id10" draw:end-glue-point="7" svg:d="m9300 14350 2768-804" svg:viewBox="0 0 2769 805">
          <text:p/>
        </draw:connector>
        <draw:connector draw:style-name="gr5" draw:text-style-name="P1" draw:layer="layout" draw:type="line" svg:x1="17.2cm" svg:y1="14.35cm" svg:x2="14.332cm" svg:y2="13.546cm" draw:start-shape="id13" draw:start-glue-point="3" draw:end-shape="id10" draw:end-glue-point="9" svg:d="m17200 14350-2868-804" svg:viewBox="0 0 2869 805">
          <text:p/>
        </draw:connector>
        <draw:connector draw:style-name="gr5" draw:text-style-name="P1" draw:layer="layout" draw:type="line" svg:x1="17.3cm" svg:y1="12.45cm" svg:x2="14.8cm" svg:y2="12.45cm" draw:start-shape="id14" draw:start-glue-point="3" draw:end-shape="id10" draw:end-glue-point="10" svg:d="m17300 12450h-2500" svg:viewBox="0 0 2501 1">
          <text:p/>
        </draw:connector>
        <draw:connector draw:style-name="gr5" draw:text-style-name="P1" draw:layer="layout" draw:type="line" svg:x1="17.2cm" svg:y1="10.55cm" svg:x2="14.332cm" svg:y2="11.354cm" draw:start-shape="id15" draw:start-glue-point="3" draw:end-shape="id10" draw:end-glue-point="11" svg:d="m17200 10550-2868 804" svg:viewBox="0 0 2869 805">
          <text:p/>
        </draw:connector>
        <draw:custom-shape draw:style-name="gr2" draw:text-style-name="P1" xml:id="id16" draw:id="id16" draw:layer="layout" svg:width="5cm" svg:height="1.3cm" svg:x="10.7cm" svg:y="15.6cm">
          <text:p text:style-name="P1">HW Abstrac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2cm" svg:y1="15.6cm" svg:x2="13.2cm" svg:y2="14cm" draw:start-shape="id16" draw:start-glue-point="0" draw:end-shape="id10" draw:end-glue-point="8" svg:d="m13200 15600v-1600" svg:viewBox="0 0 1 1601">
          <text:p/>
        </draw:connector>
        <draw:custom-shape draw:style-name="gr2" draw:text-style-name="P1" xml:id="id17" draw:id="id17" draw:layer="layout" svg:width="4.9cm" svg:height="1.3cm" svg:x="10.7cm" svg:y="8.3cm">
          <text:p text:style-name="P1">Profi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3.15cm" svg:y1="9.6cm" svg:x2="13.2cm" svg:y2="10.9cm" draw:start-shape="id17" draw:start-glue-point="2" draw:end-shape="id10" draw:end-glue-point="4" svg:d="m13150 9600 50 1300" svg:viewBox="0 0 51 1301">
          <text:p/>
        </draw:connector>
      </draw:page>
      <draw:page draw:name="page4" draw:style-name="dp1" draw:master-page-name="Default">
        <draw:custom-shape draw:style-name="gr9" draw:text-style-name="P3" draw:layer="layout" svg:width="4.879cm" svg:height="1.637cm" svg:x="4.169cm" svg:y="6.275cm">
          <text:p text:style-name="P1"><text:span text:style-name="T1">Synchronization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879cm" svg:height="1.001cm" svg:x="4.169cm" svg:y="5cm">
          <text:p text:style-name="P1"><text:span text:style-name="T1">IPC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03cm" svg:height="1.002cm" svg:x="6.845cm" svg:y="8.185cm">
          <text:p text:style-name="P1"><text:span text:style-name="T1">Timer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draw:layer="layout" svg:width="2.44cm" svg:height="1.002cm" svg:x="4.169cm" svg:y="8.185cm">
          <text:p text:style-name="P1"><text:span text:style-name="T1">Thre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833cm" svg:height="1.002cm" svg:x="1.1cm" svg:y="8.185cm">
          <text:p text:style-name="P1"><text:span text:style-name="T1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754cm" svg:height="1.002cm" svg:x="11.488cm" svg:y="8.185cm">
          <text:p text:style-name="P1"><text:span text:style-name="T1">Debugg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345cm" svg:height="1.001cm" svg:x="1.1cm" svg:y="9.96cm">
          <text:p text:style-name="P1"><text:span text:style-name="T1">Hardware Abstra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361cm" svg:height="1.015cm" svg:x="16.839cm" svg:y="8.185cm">
          <text:p text:style-name="P1"><text:span text:style-name="T1">Driver API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967cm" svg:height="1.002cm" svg:x="9.285cm" svg:y="8.185cm">
          <text:p text:style-name="P1"><text:span text:style-name="T1">Profi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967cm" svg:height="1.002cm" svg:x="14.478cm" svg:y="8.185cm">
          <text:p text:style-name="P1"><text:span text:style-name="T1">Atomic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345cm" svg:height="1.002cm" svg:x="1.1cm" svg:y="11.234cm">
          <text:p text:style-name="P1"><text:span text:style-name="T1">Porting Lay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8.1cm" svg:height="1.001cm" svg:x="1.1cm" svg:y="13.099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361cm" svg:height="2.276cm" svg:x="16.839cm" svg:y="9.96cm">
          <text:p text:style-name="P1"><text:span text:style-name="T1">User</text:span></text:p>
          <text:p text:style-name="P1"><text:span text:style-name="T1">Drivers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1cm" svg:y1="12.7cm" svg:x2="19.4cm" svg:y2="12.7cm">
          <text:p/>
        </draw:line>
        <draw:line draw:style-name="gr11" draw:text-style-name="P1" draw:layer="layout" svg:x1="1.1cm" svg:y1="9.6cm" svg:x2="19.4cm" svg:y2="9.6cm">
          <text:p/>
        </draw:line>
      </draw:page>
      <draw:page draw:name="page5" draw:style-name="dp1" draw:master-page-name="Default">
        <draw:custom-shape draw:style-name="gr2" draw:text-style-name="P4" xml:id="id18" draw:id="id18" draw:layer="layout" svg:width="1.8cm" svg:height="0.945cm" svg:x="11.6cm" svg:y="9.941cm">
          <text:p text:style-name="P1"><text:span text:style-name="T2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6" draw:id="id26" draw:layer="layout" svg:width="2.8cm" svg:height="0.9cm" svg:x="17cm" svg:y="10cm">
          <text:p text:style-name="P1"><text:span text:style-name="T2">Timer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2" draw:id="id32" draw:layer="layout" svg:width="2.6cm" svg:height="0.62cm" svg:x="12.8cm" svg:y="7.38cm">
          <text:p text:style-name="P1"><text:span text:style-name="T2">Mu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7" draw:id="id27" draw:layer="layout" svg:width="2.211cm" svg:height="1.025cm" svg:x="4.1cm" svg:y="17.675cm">
          <text:p text:style-name="P1"><text:span text:style-name="T2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9" draw:id="id19" draw:layer="layout" svg:width="2.188cm" svg:height="0.925cm" svg:x="11.4cm" svg:y="13.2cm">
          <text:p text:style-name="P1"><text:span text:style-name="T2">Thread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5" draw:id="id35" draw:layer="layout" svg:width="2.6cm" svg:height="1.025cm" svg:x="17.1cm" svg:y="14.3cm">
          <text:p text:style-name="P1"><text:span text:style-name="T2">Kernel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0" draw:id="id20" draw:layer="layout" svg:width="2.239cm" svg:height="0.9cm" svg:x="13.961cm" svg:y="13.2cm">
          <text:p text:style-name="P1"><text:span text:style-name="T2">KernelSW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2.5cm" svg:y1="10.886cm" svg:x2="12.494cm" svg:y2="13.2cm" draw:start-shape="id18" draw:start-glue-point="2" draw:end-shape="id19" draw:end-glue-point="0" svg:d="m12500 10886v1156h-6v1158" svg:viewBox="0 0 7 2315">
          <text:p/>
        </draw:connector>
        <draw:connector draw:style-name="gr5" draw:text-style-name="P4" draw:layer="layout" svg:x1="12.5cm" svg:y1="10.886cm" svg:x2="15.08cm" svg:y2="13.2cm" draw:start-shape="id18" draw:start-glue-point="2" draw:end-shape="id20" draw:end-glue-point="0" svg:d="m12500 10886v1157h2580v1157" svg:viewBox="0 0 2581 2315">
          <text:p/>
        </draw:connector>
        <draw:custom-shape draw:style-name="gr2" draw:text-style-name="P4" xml:id="id21" draw:id="id21" draw:layer="layout" svg:width="2.572cm" svg:height="0.945cm" svg:x="3.928cm" svg:y="9.955cm">
          <text:p text:style-name="P1"><text:span text:style-name="T2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4" draw:id="id24" draw:layer="layout" svg:width="1.9cm" svg:height="0.945cm" svg:x="14.3cm" svg:y="9.941cm">
          <text:p text:style-name="P1"><text:span text:style-name="T2">Quant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2" draw:id="id22" draw:layer="layout" svg:width="3.112cm" svg:height="0.945cm" svg:x="7.6cm" svg:y="9.955cm">
          <text:p text:style-name="P1"><text:span text:style-name="T2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5cm" svg:y1="10.427cm" svg:x2="7.6cm" svg:y2="10.427cm" draw:start-shape="id21" draw:start-glue-point="1" draw:end-shape="id22" draw:end-glue-point="3" svg:d="m6500 10427h1100" svg:viewBox="0 0 1101 1">
          <text:p/>
        </draw:connector>
        <draw:connector draw:style-name="gr5" draw:text-style-name="P4" draw:layer="layout" svg:x1="9.15cm" svg:y1="7.5cm" svg:x2="9.156cm" svg:y2="9.955cm" draw:start-shape="id23" draw:start-glue-point="2" draw:end-shape="id22" draw:end-glue-point="0" svg:d="m9150 7500v1227h6v1228" svg:viewBox="0 0 7 2456">
          <text:p/>
        </draw:connector>
        <draw:connector draw:style-name="gr5" draw:text-style-name="P4" draw:layer="layout" draw:line-skew="-0.25cm" svg:x1="16.2cm" svg:y1="10.413cm" svg:x2="17.5cm" svg:y2="7cm" draw:start-shape="id24" draw:start-glue-point="1" draw:end-shape="id25" svg:d="m16200 10413h400v-3413h900" svg:viewBox="0 0 1301 3414">
          <text:p/>
        </draw:connector>
        <draw:connector draw:style-name="gr5" draw:text-style-name="P4" draw:layer="layout" svg:x1="18.4cm" svg:y1="7.4cm" svg:x2="18.4cm" svg:y2="10cm" draw:start-shape="id25" draw:start-glue-point="2" draw:end-shape="id26" draw:end-glue-point="0" svg:d="m18400 7400v2600" svg:viewBox="0 0 1 2601">
          <text:p/>
        </draw:connector>
        <draw:custom-shape draw:style-name="gr2" draw:text-style-name="P4" xml:id="id28" draw:id="id28" draw:layer="layout" svg:width="2.211cm" svg:height="1.024cm" svg:x="4.1cm" svg:y="19.6cm">
          <text:p text:style-name="P1"><text:span text:style-name="T2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5.205cm" svg:y1="18.7cm" svg:x2="5.205cm" svg:y2="19.6cm" draw:start-shape="id27" draw:start-glue-point="2" draw:end-shape="id28" draw:end-glue-point="0" svg:d="m5205 18700v900" svg:viewBox="0 0 1 901">
          <text:p/>
        </draw:connector>
        <draw:custom-shape draw:style-name="gr2" draw:text-style-name="P4" xml:id="id25" draw:id="id25" draw:layer="layout" svg:width="1.8cm" svg:height="0.8cm" svg:x="17.5cm" svg:y="6.6cm">
          <text:p text:style-name="P1"><text:span text:style-name="T2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9" draw:id="id29" draw:layer="layout" svg:width="2.293cm" svg:height="1.024cm" svg:x="4.1cm" svg:y="3.442cm">
          <text:p text:style-name="P1"><text:span text:style-name="T2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0" draw:id="id30" draw:layer="layout" svg:width="2.293cm" svg:height="1.025cm" svg:x="4.1cm" svg:y="5.175cm">
          <text:p text:style-name="P1"><text:span text:style-name="T2">K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5.246cm" svg:y1="4.466cm" svg:x2="5.246cm" svg:y2="5.175cm" draw:start-shape="id29" draw:start-glue-point="2" draw:end-shape="id30" draw:end-glue-point="0" svg:d="m5246 4466v709" svg:viewBox="0 0 1 710">
          <text:p/>
        </draw:connector>
        <draw:connector draw:style-name="gr5" draw:text-style-name="P4" draw:layer="layout" svg:x1="12.8cm" svg:y1="7cm" svg:x2="10.7cm" svg:y2="7cm" draw:start-shape="id31" draw:start-glue-point="3" draw:end-shape="id23" draw:end-glue-point="1" svg:d="m12800 7000h-2100" svg:viewBox="0 0 2101 1">
          <text:p/>
        </draw:connector>
        <draw:connector draw:style-name="gr5" draw:text-style-name="P4" draw:layer="layout" draw:line-skew="0.238cm" svg:x1="12.8cm" svg:y1="7.69cm" svg:x2="10.7cm" svg:y2="7cm" draw:start-shape="id32" draw:start-glue-point="3" draw:end-shape="id23" draw:end-glue-point="1" svg:d="m12800 7690h-812v-690h-1288" svg:viewBox="0 0 2101 691">
          <text:p/>
        </draw:connector>
        <draw:connector draw:style-name="gr5" draw:text-style-name="P4" draw:layer="layout" draw:line-skew="-0.35cm" svg:x1="15.4cm" svg:y1="7.69cm" svg:x2="17.5cm" svg:y2="7cm" draw:start-shape="id32" draw:start-glue-point="1" draw:end-shape="id25" draw:end-glue-point="3" svg:d="m15400 7690h700v-690h1400" svg:viewBox="0 0 2101 691">
          <text:p/>
        </draw:connector>
        <draw:connector draw:style-name="gr5" draw:text-style-name="P4" draw:layer="layout" svg:x1="15.4cm" svg:y1="7cm" svg:x2="17.5cm" svg:y2="7cm" draw:start-shape="id31" draw:start-glue-point="1" draw:end-shape="id25" draw:end-glue-point="3" svg:d="m15400 7000h2100" svg:viewBox="0 0 2101 1">
          <text:p/>
        </draw:connector>
        <draw:connector draw:style-name="gr5" draw:text-style-name="P4" draw:layer="layout" svg:x1="13.4cm" svg:y1="10.413cm" svg:x2="14.3cm" svg:y2="10.413cm" draw:start-shape="id18" draw:start-glue-point="1" draw:end-shape="id24" draw:end-glue-point="3" svg:d="m13400 10413h900" svg:viewBox="0 0 901 1">
          <text:p/>
        </draw:connector>
        <draw:connector draw:style-name="gr5" draw:text-style-name="P4" draw:layer="layout" svg:x1="10.712cm" svg:y1="10.427cm" svg:x2="11.6cm" svg:y2="10.413cm" draw:start-shape="id22" draw:start-glue-point="1" draw:end-shape="id18" draw:end-glue-point="3" svg:d="m10712 10427h444v-14h444" svg:viewBox="0 0 889 15">
          <text:p/>
        </draw:connector>
        <draw:custom-shape draw:style-name="gr2" draw:text-style-name="P4" xml:id="id41" draw:id="id41" draw:layer="layout" svg:width="2.368cm" svg:height="1.024cm" svg:x="6.132cm" svg:y="11.7cm">
          <text:p text:style-name="P1"><text:span text:style-name="T2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0" draw:id="id40" draw:layer="layout" svg:width="2.2cm" svg:height="1.103cm" svg:x="9.1cm" svg:y="14.797cm">
          <text:p text:style-name="P1"><text:span text:style-name="T2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9" draw:id="id39" draw:layer="layout" svg:width="2.728cm" svg:height="1.024cm" svg:x="7.372cm" svg:y="17cm">
          <text:p text:style-name="P1"><text:span text:style-name="T2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4" draw:id="id34" draw:layer="layout" svg:width="2.368cm" svg:height="0.9cm" svg:x="6.2cm" svg:y="13.2cm">
          <text:p text:style-name="P1"><text:span text:style-name="T2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3" draw:id="id33" draw:layer="layout" svg:width="2.368cm" svg:height="1.103cm" svg:x="6.2cm" svg:y="14.797cm">
          <text:p text:style-name="P1"><text:span text:style-name="T3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384cm" svg:y1="14.797cm" svg:x2="7.384cm" svg:y2="14.1cm" draw:start-shape="id33" draw:start-glue-point="0" draw:end-shape="id34" draw:end-glue-point="2" svg:d="m7384 14797v-697" svg:viewBox="0 0 1 698">
          <text:p/>
        </draw:connector>
        <draw:connector draw:style-name="gr5" draw:text-style-name="P4" draw:layer="layout" svg:x1="5.205cm" svg:y1="17.675cm" svg:x2="5.214cm" svg:y2="10.9cm" draw:start-shape="id27" draw:start-glue-point="0" draw:end-shape="id21" svg:d="m5205 17675v-3388h9v-3387" svg:viewBox="0 0 10 6776">
          <text:p/>
        </draw:connector>
        <draw:connector draw:style-name="gr5" draw:text-style-name="P4" draw:layer="layout" svg:x1="6.311cm" svg:y1="18.187cm" svg:x2="12.494cm" svg:y2="14.125cm" draw:start-shape="id27" draw:start-glue-point="1" draw:end-shape="id19" draw:end-glue-point="2" svg:d="m6311 18187h6183v-4062" svg:viewBox="0 0 6184 4063">
          <text:p/>
        </draw:connector>
        <draw:connector draw:style-name="gr5" draw:text-style-name="P4" draw:layer="layout" svg:x1="6.311cm" svg:y1="18.187cm" svg:x2="15.08cm" svg:y2="14.1cm" draw:start-shape="id27" draw:start-glue-point="1" draw:end-shape="id20" draw:end-glue-point="2" svg:d="m6311 18187h8769v-4087" svg:viewBox="0 0 8770 4088">
          <text:p/>
        </draw:connector>
        <draw:connector draw:style-name="gr5" draw:text-style-name="P4" draw:layer="layout" svg:x1="6.311cm" svg:y1="18.187cm" svg:x2="18.4cm" svg:y2="15.325cm" draw:start-shape="id27" draw:start-glue-point="1" draw:end-shape="id35" draw:end-glue-point="2" svg:d="m6311 18187h12089v-2862" svg:viewBox="0 0 12090 2863">
          <text:p/>
        </draw:connector>
        <draw:connector draw:style-name="gr5" draw:text-style-name="P4" draw:layer="layout" svg:x1="5.205cm" svg:y1="17.675cm" svg:x2="6.2cm" svg:y2="15.348cm" draw:start-shape="id27" draw:start-glue-point="0" draw:end-shape="id33" draw:end-glue-point="3" svg:d="m5205 17675v-2327h995" svg:viewBox="0 0 996 2328">
          <text:p/>
        </draw:connector>
        <draw:custom-shape draw:style-name="gr2" draw:text-style-name="P4" xml:id="id23" draw:id="id23" draw:layer="layout" svg:width="3.1cm" svg:height="1cm" svg:x="7.6cm" svg:y="6.5cm">
          <text:p text:style-name="P1"><text:span text:style-name="T2">Blocking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7" draw:id="id37" draw:layer="layout" svg:width="2.6cm" svg:height="0.678cm" svg:x="12.8cm" svg:y="5.922cm">
          <text:p text:style-name="P1"><text:span text:style-name="T2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1" draw:id="id31" draw:layer="layout" svg:width="2.6cm" svg:height="0.6cm" svg:x="12.8cm" svg:y="6.7cm">
          <text:p text:style-name="P1"><text:span text:style-name="T2">EventFl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6" draw:id="id36" draw:layer="layout" svg:width="3.776cm" svg:height="0.8cm" svg:x="12.224cm" svg:y="4.5cm">
          <text:p text:style-name="P1"><text:span text:style-name="T2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4.112cm" svg:y1="5.3cm" svg:x2="14.1cm" svg:y2="5.922cm" draw:start-shape="id36" draw:start-glue-point="2" draw:end-shape="id37" draw:end-glue-point="0" svg:d="m14112 5300v311h-12v311" svg:viewBox="0 0 13 623">
          <text:p/>
        </draw:connector>
        <draw:custom-shape draw:style-name="gr2" draw:text-style-name="P4" xml:id="id38" draw:id="id38" draw:layer="layout" svg:width="3.969cm" svg:height="1.024cm" svg:x="18.231cm" svg:y="3.376cm">
          <text:p text:style-name="P1"><text:span text:style-name="T2">GlobalMessage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4.112cm" svg:y1="4.5cm" svg:x2="18.231cm" svg:y2="3.888cm" draw:start-shape="id36" draw:start-glue-point="0" draw:end-shape="id38" draw:end-glue-point="3" svg:d="m14112 4500v-612h4119" svg:viewBox="0 0 4120 613">
          <text:p/>
        </draw:connector>
        <draw:connector draw:style-name="gr5" draw:text-style-name="P4" draw:layer="layout" draw:line-skew="0.238cm" svg:x1="12.8cm" svg:y1="6.261cm" svg:x2="10.7cm" svg:y2="7cm" draw:start-shape="id37" draw:start-glue-point="3" draw:end-shape="id23" draw:end-glue-point="1" svg:d="m12800 6261h-812v739h-1288" svg:viewBox="0 0 2101 740">
          <text:p/>
        </draw:connector>
        <draw:connector draw:style-name="gr5" draw:text-style-name="P4" draw:layer="layout" draw:line-skew="-0.35cm" svg:x1="15.4cm" svg:y1="6.261cm" svg:x2="17.5cm" svg:y2="7cm" draw:start-shape="id37" draw:start-glue-point="1" draw:end-shape="id25" draw:end-glue-point="3" svg:d="m15400 6261h700v739h1400" svg:viewBox="0 0 2101 740">
          <text:p/>
        </draw:connector>
        <draw:connector draw:style-name="gr5" draw:text-style-name="P4" draw:layer="layout" draw:line-skew="-0.15cm" svg:x1="16cm" svg:y1="4.9cm" svg:x2="17.5cm" svg:y2="7cm" draw:start-shape="id36" draw:start-glue-point="1" draw:end-shape="id25" draw:end-glue-point="3" svg:d="m16000 4900h600v2100h900" svg:viewBox="0 0 1501 2101">
          <text:p/>
        </draw:connector>
        <draw:connector draw:style-name="gr5" draw:text-style-name="P1" draw:layer="layout" svg:x1="8.736cm" svg:y1="17cm" svg:x2="7.384cm" svg:y2="15.9cm" draw:start-shape="id39" draw:start-glue-point="0" draw:end-shape="id33" draw:end-glue-point="2" svg:d="m8736 17000v-550h-1352v-550" svg:viewBox="0 0 1353 1101">
          <text:p/>
        </draw:connector>
        <draw:connector draw:style-name="gr5" draw:text-style-name="P1" draw:layer="layout" svg:x1="8.736cm" svg:y1="17cm" svg:x2="10.2cm" svg:y2="15.9cm" draw:start-shape="id39" draw:start-glue-point="0" draw:end-shape="id40" draw:end-glue-point="2" svg:d="m8736 17000v-550h1464v-550" svg:viewBox="0 0 1465 1101">
          <text:p/>
        </draw:connector>
        <draw:connector draw:style-name="gr5" draw:text-style-name="P1" draw:layer="layout" svg:x1="8.568cm" svg:y1="13.65cm" svg:x2="11.4cm" svg:y2="13.662cm" draw:start-shape="id34" draw:start-glue-point="1" draw:end-shape="id19" draw:end-glue-point="3" svg:d="m8568 13650h1416v12h1416" svg:viewBox="0 0 2833 13">
          <text:p/>
        </draw:connector>
        <draw:connector draw:style-name="gr5" draw:text-style-name="P1" draw:layer="layout" svg:x1="10.2cm" svg:y1="14.797cm" svg:x2="11.4cm" svg:y2="13.662cm" draw:start-shape="id40" draw:start-glue-point="0" draw:end-shape="id19" draw:end-glue-point="3" svg:d="m10200 14797v-1135h1200" svg:viewBox="0 0 1201 1136">
          <text:p/>
        </draw:connector>
        <draw:connector draw:style-name="gr5" draw:text-style-name="P1" draw:layer="layout" draw:line-skew="0.25cm" svg:x1="8.5cm" svg:y1="12.212cm" svg:x2="11.4cm" svg:y2="13.662cm" draw:start-shape="id41" draw:start-glue-point="1" draw:end-shape="id19" draw:end-glue-point="3" svg:d="m8500 12212h1700v1450h1200" svg:viewBox="0 0 2901 1451">
          <text:p/>
        </draw:connector>
        <draw:custom-shape draw:style-name="gr2" draw:text-style-name="P4" xml:id="id42" draw:id="id42" draw:layer="layout" svg:width="2.8cm" svg:height="0.9cm" svg:x="17cm" svg:y="11.5cm">
          <text:p text:style-name="P1"><text:span text:style-name="T2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4cm" svg:y1="10.9cm" svg:x2="18.4cm" svg:y2="11.5cm" draw:start-shape="id26" draw:start-glue-point="2" draw:end-shape="id42" svg:d="m18400 10900v600" svg:viewBox="0 0 1 601">
          <text:p/>
        </draw:connector>
        <draw:connector draw:style-name="gr5" draw:text-style-name="P1" draw:layer="layout" svg:x1="18.4cm" svg:y1="12.4cm" svg:x2="18.4cm" svg:y2="14.3cm" draw:start-shape="id42" draw:start-glue-point="2" draw:end-shape="id35" svg:d="m18400 12400v1900" svg:viewBox="0 0 1 1901">
          <text:p/>
        </draw:connector>
        <draw:connector draw:style-name="gr5" draw:text-style-name="P4" draw:layer="layout" svg:x1="6.311cm" svg:y1="18.187cm" svg:x2="20.215cm" svg:y2="4.4cm" draw:start-shape="id27" draw:start-glue-point="1" draw:end-shape="id38" draw:end-glue-point="2" svg:d="m6311 18187h13904v-13787" svg:viewBox="0 0 13905 13788">
          <text:p/>
        </draw:connector>
        <draw:custom-shape draw:style-name="gr2" draw:text-style-name="P4" xml:id="id43" draw:id="id43" draw:layer="layout" svg:width="3.776cm" svg:height="0.8cm" svg:x="7.5cm" svg:y="4.5cm">
          <text:p text:style-name="P1"><text:span text:style-name="T2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301cm 0cm 0.079cm" svg:x1="9.388cm" svg:y1="5.3cm" svg:x2="14.1cm" svg:y2="5.922cm" draw:start-shape="id43" draw:start-glue-point="2" draw:end-shape="id37" draw:end-glue-point="0" svg:d="m9388 5300v200h2650v0h2062v422" svg:viewBox="0 0 4713 623">
          <text:p/>
        </draw:connector>
        <draw:custom-shape draw:style-name="gr2" draw:text-style-name="P4" xml:id="id44" draw:id="id44" draw:layer="layout" svg:width="2.6cm" svg:height="0.62cm" svg:x="12.8cm" svg:y="8.1cm">
          <text:p text:style-name="P1"><text:span text:style-name="T2">Not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2.8cm" svg:y1="8.41cm" svg:x2="10.7cm" svg:y2="7cm" draw:start-shape="id44" draw:start-glue-point="3" draw:end-shape="id23" draw:end-glue-point="1" svg:d="m12800 8410h-800v-1410h-1300" svg:viewBox="0 0 2101 1411">
          <text:p/>
        </draw:connector>
        <draw:connector draw:style-name="gr5" draw:text-style-name="P1" draw:layer="layout" draw:line-skew="-0.35cm" svg:x1="15.4cm" svg:y1="8.41cm" svg:x2="17.5cm" svg:y2="7cm" draw:start-shape="id44" draw:start-glue-point="1" draw:end-shape="id25" draw:end-glue-point="3" svg:d="m15400 8410h700v-1410h1400" svg:viewBox="0 0 2101 1411">
          <text:p/>
        </draw:connector>
      </draw:page>
      <draw:page draw:name="page6" draw:style-name="dp1" draw:master-page-name="Default">
        <draw:custom-shape draw:style-name="gr9" draw:text-style-name="P5" xml:id="id45" draw:id="id45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5" draw:id="id55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54" draw:id="id54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2" draw:id="id52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9" draw:id="id49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3" draw:id="id63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2" draw:id="id62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8" draw:id="id48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7" draw:id="id57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46" draw:id="id46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6" draw:id="id56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" draw:id="id47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45" draw:start-glue-point="2" draw:end-shape="id46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45" draw:start-glue-point="2" draw:end-shape="id47" draw:end-glue-point="0" svg:d="m11400 10500v1450h4400v1450" svg:viewBox="0 0 4401 2901">
          <text:p/>
        </draw:connector>
        <draw:custom-shape draw:style-name="gr9" draw:text-style-name="P5" xml:id="id50" draw:id="id50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3" draw:id="id53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48" draw:start-glue-point="2" draw:end-shape="id49" draw:end-glue-point="0" svg:d="m14650 3500v700" svg:viewBox="0 0 1 701">
          <text:p/>
        </draw:connector>
        <draw:custom-shape draw:style-name="gr12" draw:text-style-name="P5" xml:id="id59" draw:id="id59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0" draw:id="id60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1" draw:id="id51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50" draw:start-glue-point="1" draw:end-shape="id51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52" draw:start-glue-point="2" draw:end-shape="id51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53" draw:start-glue-point="1" draw:end-shape="id54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55" draw:start-glue-point="2" draw:end-shape="id56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54" draw:start-glue-point="2" draw:end-shape="id55" draw:end-glue-point="0" svg:d="m20250 7100v4200" svg:viewBox="0 0 1 4201">
          <text:p/>
        </draw:connector>
        <draw:custom-shape draw:style-name="gr12" draw:text-style-name="P5" xml:id="id58" draw:id="id58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57" draw:start-glue-point="2" draw:end-shape="id58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59" draw:start-glue-point="2" draw:end-shape="id60" draw:end-glue-point="0" svg:d="m25000 12600v900" svg:viewBox="0 0 1 901">
          <text:p/>
        </draw:connector>
        <draw:custom-shape draw:style-name="gr12" draw:text-style-name="P5" xml:id="id61" draw:id="id61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48" draw:start-glue-point="0" draw:end-shape="id61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49" draw:start-glue-point="3" draw:end-shape="id52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62" draw:start-glue-point="3" draw:end-shape="id52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63" draw:start-glue-point="3" draw:end-shape="id52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49" draw:start-glue-point="1" draw:end-shape="id54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63" draw:start-glue-point="1" draw:end-shape="id54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62" draw:start-glue-point="1" draw:end-shape="id54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45" draw:start-glue-point="1" draw:end-shape="id53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51" draw:start-glue-point="1" draw:end-shape="id45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48" draw:start-glue-point="1" draw:end-shape="id54" draw:end-glue-point="3" svg:d="m17200 2850h650v3600h1250" svg:viewBox="0 0 1901 3601">
          <text:p/>
        </draw:connector>
        <draw:custom-shape draw:style-name="gr12" draw:text-style-name="P5" xml:id="id68" draw:id="id68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5" draw:id="id65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4" draw:id="id64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7" draw:id="id67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6" draw:id="id66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64" draw:start-glue-point="0" draw:end-shape="id65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64" draw:start-glue-point="0" draw:end-shape="id66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66" draw:start-glue-point="0" draw:end-shape="id67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57" draw:start-glue-point="0" draw:end-shape="id50" svg:d="m2450 19100v-8600" svg:viewBox="0 0 1 8601">
          <text:p/>
        </draw:connector>
        <draw:connector draw:style-name="gr13" draw:text-style-name="P1" draw:layer="layout" svg:x1="3.8cm" svg:y1="19.75cm" svg:x2="11.4cm" svg:y2="14.7cm" draw:start-shape="id57" draw:start-glue-point="1" draw:end-shape="id46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57" draw:start-glue-point="1" draw:end-shape="id47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57" draw:start-glue-point="1" draw:end-shape="id56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57" draw:start-glue-point="1" draw:end-shape="id59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57" draw:start-glue-point="1" draw:end-shape="id61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57" draw:start-glue-point="1" draw:end-shape="id55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57" draw:start-glue-point="0" draw:end-shape="id66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68" draw:start-glue-point="1" draw:end-shape="id46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67" draw:start-glue-point="1" draw:end-shape="id46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65" draw:start-glue-point="0" draw:end-shape="id46" draw:end-glue-point="3" svg:d="m8800 15100v-1050h700" svg:viewBox="0 0 701 1051">
          <text:p/>
        </draw:connector>
      </draw:page>
      <draw:page draw:name="page7" draw:style-name="dp1" draw:master-page-name="Default">
        <draw:custom-shape draw:style-name="gr12" draw:text-style-name="P5" xml:id="id69" draw:id="id69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9" draw:id="id79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78" draw:id="id78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6" draw:id="id76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3" draw:id="id73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87" draw:id="id87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6" draw:id="id86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2" draw:id="id72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1" draw:id="id81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70" draw:id="id70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0" draw:id="id80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1" draw:id="id71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69" draw:start-glue-point="2" draw:end-shape="id70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69" draw:start-glue-point="2" draw:end-shape="id71" draw:end-glue-point="0" svg:d="m11400 10500v1450h4400v1450" svg:viewBox="0 0 4401 2901">
          <text:p/>
        </draw:connector>
        <draw:custom-shape draw:style-name="gr12" draw:text-style-name="P5" xml:id="id74" draw:id="id74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7" draw:id="id77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72" draw:start-glue-point="2" draw:end-shape="id73" draw:end-glue-point="0" svg:d="m14650 3500v700" svg:viewBox="0 0 1 701">
          <text:p/>
        </draw:connector>
        <draw:custom-shape draw:style-name="gr12" draw:text-style-name="P5" xml:id="id83" draw:id="id83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84" draw:id="id84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5" draw:id="id75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74" draw:start-glue-point="1" draw:end-shape="id75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76" draw:start-glue-point="2" draw:end-shape="id75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77" draw:start-glue-point="1" draw:end-shape="id78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79" draw:start-glue-point="2" draw:end-shape="id80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78" draw:start-glue-point="2" draw:end-shape="id79" draw:end-glue-point="0" svg:d="m20250 7100v4200" svg:viewBox="0 0 1 4201">
          <text:p/>
        </draw:connector>
        <draw:custom-shape draw:style-name="gr12" draw:text-style-name="P5" xml:id="id82" draw:id="id82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81" draw:start-glue-point="2" draw:end-shape="id82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83" draw:start-glue-point="2" draw:end-shape="id84" draw:end-glue-point="0" svg:d="m25000 12600v900" svg:viewBox="0 0 1 901">
          <text:p/>
        </draw:connector>
        <draw:custom-shape draw:style-name="gr12" draw:text-style-name="P5" xml:id="id85" draw:id="id85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72" draw:start-glue-point="0" draw:end-shape="id85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73" draw:start-glue-point="3" draw:end-shape="id76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86" draw:start-glue-point="3" draw:end-shape="id76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87" draw:start-glue-point="3" draw:end-shape="id76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73" draw:start-glue-point="1" draw:end-shape="id78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87" draw:start-glue-point="1" draw:end-shape="id78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86" draw:start-glue-point="1" draw:end-shape="id78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69" draw:start-glue-point="1" draw:end-shape="id77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75" draw:start-glue-point="1" draw:end-shape="id69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72" draw:start-glue-point="1" draw:end-shape="id78" draw:end-glue-point="3" svg:d="m17200 2850h650v3600h1250" svg:viewBox="0 0 1901 3601">
          <text:p/>
        </draw:connector>
        <draw:custom-shape draw:style-name="gr12" draw:text-style-name="P5" xml:id="id92" draw:id="id92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89" draw:id="id89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88" draw:id="id88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91" draw:id="id91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90" draw:id="id90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88" draw:start-glue-point="0" draw:end-shape="id89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88" draw:start-glue-point="0" draw:end-shape="id90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90" draw:start-glue-point="0" draw:end-shape="id91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81" draw:start-glue-point="0" draw:end-shape="id74" svg:d="m2450 19100v-8600" svg:viewBox="0 0 1 8601">
          <text:p/>
        </draw:connector>
        <draw:connector draw:style-name="gr13" draw:text-style-name="P1" draw:layer="layout" svg:x1="3.8cm" svg:y1="19.75cm" svg:x2="11.4cm" svg:y2="14.7cm" draw:start-shape="id81" draw:start-glue-point="1" draw:end-shape="id70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81" draw:start-glue-point="1" draw:end-shape="id71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81" draw:start-glue-point="1" draw:end-shape="id80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81" draw:start-glue-point="1" draw:end-shape="id83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81" draw:start-glue-point="1" draw:end-shape="id85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81" draw:start-glue-point="1" draw:end-shape="id79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81" draw:start-glue-point="0" draw:end-shape="id90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92" draw:start-glue-point="1" draw:end-shape="id70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91" draw:start-glue-point="1" draw:end-shape="id70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89" draw:start-glue-point="0" draw:end-shape="id70" draw:end-glue-point="3" svg:d="m8800 15100v-1050h700" svg:viewBox="0 0 701 1051">
          <text:p/>
        </draw:connector>
      </draw:page>
      <draw:page draw:name="page8" draw:style-name="dp1" draw:master-page-name="Default">
        <draw:custom-shape draw:style-name="gr12" draw:text-style-name="P5" xml:id="id93" draw:id="id93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03" draw:id="id103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02" draw:id="id102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00" draw:id="id100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97" draw:id="id97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1" draw:id="id111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10" draw:id="id110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96" draw:id="id96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05" draw:id="id105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94" draw:id="id94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4" draw:id="id104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5" draw:id="id95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93" draw:start-glue-point="2" draw:end-shape="id94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93" draw:start-glue-point="2" draw:end-shape="id95" draw:end-glue-point="0" svg:d="m11400 10500v1450h4400v1450" svg:viewBox="0 0 4401 2901">
          <text:p/>
        </draw:connector>
        <draw:custom-shape draw:style-name="gr12" draw:text-style-name="P5" xml:id="id98" draw:id="id98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01" draw:id="id101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96" draw:start-glue-point="2" draw:end-shape="id97" draw:end-glue-point="0" svg:d="m14650 3500v700" svg:viewBox="0 0 1 701">
          <text:p/>
        </draw:connector>
        <draw:custom-shape draw:style-name="gr12" draw:text-style-name="P5" xml:id="id107" draw:id="id107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8" draw:id="id108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99" draw:id="id99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98" draw:start-glue-point="1" draw:end-shape="id99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100" draw:start-glue-point="2" draw:end-shape="id99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101" draw:start-glue-point="1" draw:end-shape="id102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103" draw:start-glue-point="2" draw:end-shape="id104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102" draw:start-glue-point="2" draw:end-shape="id103" draw:end-glue-point="0" svg:d="m20250 7100v4200" svg:viewBox="0 0 1 4201">
          <text:p/>
        </draw:connector>
        <draw:custom-shape draw:style-name="gr12" draw:text-style-name="P5" xml:id="id106" draw:id="id106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105" draw:start-glue-point="2" draw:end-shape="id106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107" draw:start-glue-point="2" draw:end-shape="id108" draw:end-glue-point="0" svg:d="m25000 12600v900" svg:viewBox="0 0 1 901">
          <text:p/>
        </draw:connector>
        <draw:custom-shape draw:style-name="gr12" draw:text-style-name="P5" xml:id="id109" draw:id="id109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96" draw:start-glue-point="0" draw:end-shape="id109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97" draw:start-glue-point="3" draw:end-shape="id100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110" draw:start-glue-point="3" draw:end-shape="id100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111" draw:start-glue-point="3" draw:end-shape="id100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97" draw:start-glue-point="1" draw:end-shape="id102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111" draw:start-glue-point="1" draw:end-shape="id102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110" draw:start-glue-point="1" draw:end-shape="id102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93" draw:start-glue-point="1" draw:end-shape="id101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99" draw:start-glue-point="1" draw:end-shape="id93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96" draw:start-glue-point="1" draw:end-shape="id102" draw:end-glue-point="3" svg:d="m17200 2850h650v3600h1250" svg:viewBox="0 0 1901 3601">
          <text:p/>
        </draw:connector>
        <draw:custom-shape draw:style-name="gr12" draw:text-style-name="P5" xml:id="id116" draw:id="id116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3" draw:id="id113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2" draw:id="id112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5" draw:id="id115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4" draw:id="id114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112" draw:start-glue-point="0" draw:end-shape="id113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112" draw:start-glue-point="0" draw:end-shape="id114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114" draw:start-glue-point="0" draw:end-shape="id115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105" draw:start-glue-point="0" draw:end-shape="id98" svg:d="m2450 19100v-8600" svg:viewBox="0 0 1 8601">
          <text:p/>
        </draw:connector>
        <draw:connector draw:style-name="gr13" draw:text-style-name="P1" draw:layer="layout" svg:x1="3.8cm" svg:y1="19.75cm" svg:x2="11.4cm" svg:y2="14.7cm" draw:start-shape="id105" draw:start-glue-point="1" draw:end-shape="id94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105" draw:start-glue-point="1" draw:end-shape="id95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105" draw:start-glue-point="1" draw:end-shape="id104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105" draw:start-glue-point="1" draw:end-shape="id107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105" draw:start-glue-point="1" draw:end-shape="id109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105" draw:start-glue-point="1" draw:end-shape="id103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105" draw:start-glue-point="0" draw:end-shape="id114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116" draw:start-glue-point="1" draw:end-shape="id94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115" draw:start-glue-point="1" draw:end-shape="id94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113" draw:start-glue-point="0" draw:end-shape="id94" draw:end-glue-point="3" svg:d="m8800 15100v-1050h700" svg:viewBox="0 0 701 1051">
          <text:p/>
        </draw:connector>
      </draw:page>
      <draw:page draw:name="page9" draw:style-name="dp1" draw:master-page-name="Default">
        <draw:custom-shape draw:style-name="gr12" draw:text-style-name="P5" xml:id="id117" draw:id="id117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7" draw:id="id127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26" draw:id="id126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4" draw:id="id124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1" draw:id="id121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35" draw:id="id135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4" draw:id="id134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0" draw:id="id120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9" draw:id="id129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8" draw:id="id118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8" draw:id="id128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19" draw:id="id119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117" draw:start-glue-point="2" draw:end-shape="id118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117" draw:start-glue-point="2" draw:end-shape="id119" draw:end-glue-point="0" svg:d="m11400 10500v1450h4400v1450" svg:viewBox="0 0 4401 2901">
          <text:p/>
        </draw:connector>
        <draw:custom-shape draw:style-name="gr12" draw:text-style-name="P5" xml:id="id122" draw:id="id122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5" draw:id="id125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120" draw:start-glue-point="2" draw:end-shape="id121" draw:end-glue-point="0" svg:d="m14650 3500v700" svg:viewBox="0 0 1 701">
          <text:p/>
        </draw:connector>
        <draw:custom-shape draw:style-name="gr12" draw:text-style-name="P5" xml:id="id131" draw:id="id131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2" draw:id="id132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3" draw:id="id123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122" draw:start-glue-point="1" draw:end-shape="id123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124" draw:start-glue-point="2" draw:end-shape="id123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125" draw:start-glue-point="1" draw:end-shape="id126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127" draw:start-glue-point="2" draw:end-shape="id128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126" draw:start-glue-point="2" draw:end-shape="id127" draw:end-glue-point="0" svg:d="m20250 7100v4200" svg:viewBox="0 0 1 4201">
          <text:p/>
        </draw:connector>
        <draw:custom-shape draw:style-name="gr12" draw:text-style-name="P5" xml:id="id130" draw:id="id130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129" draw:start-glue-point="2" draw:end-shape="id130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131" draw:start-glue-point="2" draw:end-shape="id132" draw:end-glue-point="0" svg:d="m25000 12600v900" svg:viewBox="0 0 1 901">
          <text:p/>
        </draw:connector>
        <draw:custom-shape draw:style-name="gr9" draw:text-style-name="P5" xml:id="id133" draw:id="id133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120" draw:start-glue-point="0" draw:end-shape="id133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121" draw:start-glue-point="3" draw:end-shape="id124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134" draw:start-glue-point="3" draw:end-shape="id124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135" draw:start-glue-point="3" draw:end-shape="id124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121" draw:start-glue-point="1" draw:end-shape="id126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135" draw:start-glue-point="1" draw:end-shape="id126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134" draw:start-glue-point="1" draw:end-shape="id126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117" draw:start-glue-point="1" draw:end-shape="id125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123" draw:start-glue-point="1" draw:end-shape="id117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120" draw:start-glue-point="1" draw:end-shape="id126" draw:end-glue-point="3" svg:d="m17200 2850h650v3600h1250" svg:viewBox="0 0 1901 3601">
          <text:p/>
        </draw:connector>
        <draw:custom-shape draw:style-name="gr12" draw:text-style-name="P5" xml:id="id140" draw:id="id140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7" draw:id="id137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6" draw:id="id136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9" draw:id="id139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8" draw:id="id138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136" draw:start-glue-point="0" draw:end-shape="id137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136" draw:start-glue-point="0" draw:end-shape="id138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138" draw:start-glue-point="0" draw:end-shape="id139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129" draw:start-glue-point="0" draw:end-shape="id122" svg:d="m2450 19100v-8600" svg:viewBox="0 0 1 8601">
          <text:p/>
        </draw:connector>
        <draw:connector draw:style-name="gr13" draw:text-style-name="P1" draw:layer="layout" svg:x1="3.8cm" svg:y1="19.75cm" svg:x2="11.4cm" svg:y2="14.7cm" draw:start-shape="id129" draw:start-glue-point="1" draw:end-shape="id118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129" draw:start-glue-point="1" draw:end-shape="id119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129" draw:start-glue-point="1" draw:end-shape="id128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129" draw:start-glue-point="1" draw:end-shape="id131" draw:end-glue-point="3" svg:d="m3800 19750h19100v-7800h700" svg:viewBox="0 0 19801 7801">
          <text:p/>
        </draw:connector>
        <draw:connector draw:style-name="gr14" draw:text-style-name="P1" draw:layer="layout" svg:x1="3.8cm" svg:y1="19.75cm" svg:x2="22.9cm" svg:y2="2.3cm" draw:start-shape="id129" draw:start-glue-point="1" draw:end-shape="id133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129" draw:start-glue-point="1" draw:end-shape="id127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129" draw:start-glue-point="0" draw:end-shape="id138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140" draw:start-glue-point="1" draw:end-shape="id118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139" draw:start-glue-point="1" draw:end-shape="id118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137" draw:start-glue-point="0" draw:end-shape="id118" draw:end-glue-point="3" svg:d="m8800 15100v-1050h700" svg:viewBox="0 0 701 1051">
          <text:p/>
        </draw:connector>
      </draw:page>
      <draw:page draw:name="page10" draw:style-name="dp1" draw:master-page-name="Default">
        <draw:custom-shape draw:style-name="gr9" draw:text-style-name="P5" xml:id="id141" draw:id="id141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51" draw:id="id151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50" draw:id="id150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8" draw:id="id148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5" draw:id="id145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59" draw:id="id159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58" draw:id="id158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4" draw:id="id144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53" draw:id="id153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42" draw:id="id142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52" draw:id="id152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3" draw:id="id143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141" draw:start-glue-point="2" draw:end-shape="id142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141" draw:start-glue-point="2" draw:end-shape="id143" draw:end-glue-point="0" svg:d="m11400 10500v1450h4400v1450" svg:viewBox="0 0 4401 2901">
          <text:p/>
        </draw:connector>
        <draw:custom-shape draw:style-name="gr12" draw:text-style-name="P5" xml:id="id146" draw:id="id146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9" draw:id="id149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144" draw:start-glue-point="2" draw:end-shape="id145" draw:end-glue-point="0" svg:d="m14650 3500v700" svg:viewBox="0 0 1 701">
          <text:p/>
        </draw:connector>
        <draw:custom-shape draw:style-name="gr12" draw:text-style-name="P5" xml:id="id155" draw:id="id155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56" draw:id="id156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7" draw:id="id147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146" draw:start-glue-point="1" draw:end-shape="id147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148" draw:start-glue-point="2" draw:end-shape="id147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149" draw:start-glue-point="1" draw:end-shape="id150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151" draw:start-glue-point="2" draw:end-shape="id152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150" draw:start-glue-point="2" draw:end-shape="id151" draw:end-glue-point="0" svg:d="m20250 7100v4200" svg:viewBox="0 0 1 4201">
          <text:p/>
        </draw:connector>
        <draw:custom-shape draw:style-name="gr12" draw:text-style-name="P5" xml:id="id154" draw:id="id154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153" draw:start-glue-point="2" draw:end-shape="id154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155" draw:start-glue-point="2" draw:end-shape="id156" draw:end-glue-point="0" svg:d="m25000 12600v900" svg:viewBox="0 0 1 901">
          <text:p/>
        </draw:connector>
        <draw:custom-shape draw:style-name="gr12" draw:text-style-name="P5" xml:id="id157" draw:id="id157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144" draw:start-glue-point="0" draw:end-shape="id157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145" draw:start-glue-point="3" draw:end-shape="id148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158" draw:start-glue-point="3" draw:end-shape="id148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159" draw:start-glue-point="3" draw:end-shape="id148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145" draw:start-glue-point="1" draw:end-shape="id150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159" draw:start-glue-point="1" draw:end-shape="id150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158" draw:start-glue-point="1" draw:end-shape="id150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141" draw:start-glue-point="1" draw:end-shape="id149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147" draw:start-glue-point="1" draw:end-shape="id141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144" draw:start-glue-point="1" draw:end-shape="id150" draw:end-glue-point="3" svg:d="m17200 2850h650v3600h1250" svg:viewBox="0 0 1901 3601">
          <text:p/>
        </draw:connector>
        <draw:custom-shape draw:style-name="gr12" draw:text-style-name="P5" xml:id="id164" draw:id="id164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61" draw:id="id161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60" draw:id="id160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63" draw:id="id163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62" draw:id="id162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160" draw:start-glue-point="0" draw:end-shape="id161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160" draw:start-glue-point="0" draw:end-shape="id162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162" draw:start-glue-point="0" draw:end-shape="id163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153" draw:start-glue-point="0" draw:end-shape="id146" svg:d="m2450 19100v-8600" svg:viewBox="0 0 1 8601">
          <text:p/>
        </draw:connector>
        <draw:connector draw:style-name="gr13" draw:text-style-name="P1" draw:layer="layout" svg:x1="3.8cm" svg:y1="19.75cm" svg:x2="11.4cm" svg:y2="14.7cm" draw:start-shape="id153" draw:start-glue-point="1" draw:end-shape="id142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153" draw:start-glue-point="1" draw:end-shape="id143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153" draw:start-glue-point="1" draw:end-shape="id152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153" draw:start-glue-point="1" draw:end-shape="id155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153" draw:start-glue-point="1" draw:end-shape="id157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153" draw:start-glue-point="1" draw:end-shape="id151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153" draw:start-glue-point="0" draw:end-shape="id162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164" draw:start-glue-point="1" draw:end-shape="id142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163" draw:start-glue-point="1" draw:end-shape="id142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161" draw:start-glue-point="0" draw:end-shape="id142" draw:end-glue-point="3" svg:d="m8800 15100v-1050h700" svg:viewBox="0 0 701 1051">
          <text:p/>
        </draw:connector>
      </draw:page>
      <draw:page draw:name="page11" draw:style-name="dp1" draw:master-page-name="Default">
        <draw:custom-shape draw:style-name="gr12" draw:text-style-name="P5" xml:id="id165" draw:id="id165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5" draw:id="id175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74" draw:id="id174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2" draw:id="id172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69" draw:id="id169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3" draw:id="id183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82" draw:id="id182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68" draw:id="id168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7" draw:id="id177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66" draw:id="id166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6" draw:id="id176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67" draw:id="id167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165" draw:start-glue-point="2" draw:end-shape="id166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165" draw:start-glue-point="2" draw:end-shape="id167" draw:end-glue-point="0" svg:d="m11400 10500v1450h4400v1450" svg:viewBox="0 0 4401 2901">
          <text:p/>
        </draw:connector>
        <draw:custom-shape draw:style-name="gr12" draw:text-style-name="P5" xml:id="id170" draw:id="id170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3" draw:id="id173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168" draw:start-glue-point="2" draw:end-shape="id169" draw:end-glue-point="0" svg:d="m14650 3500v700" svg:viewBox="0 0 1 701">
          <text:p/>
        </draw:connector>
        <draw:custom-shape draw:style-name="gr9" draw:text-style-name="P5" xml:id="id179" draw:id="id179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80" draw:id="id180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1" draw:id="id171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170" draw:start-glue-point="1" draw:end-shape="id171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172" draw:start-glue-point="2" draw:end-shape="id171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173" draw:start-glue-point="1" draw:end-shape="id174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175" draw:start-glue-point="2" draw:end-shape="id176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174" draw:start-glue-point="2" draw:end-shape="id175" draw:end-glue-point="0" svg:d="m20250 7100v4200" svg:viewBox="0 0 1 4201">
          <text:p/>
        </draw:connector>
        <draw:custom-shape draw:style-name="gr12" draw:text-style-name="P5" xml:id="id178" draw:id="id178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177" draw:start-glue-point="2" draw:end-shape="id178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179" draw:start-glue-point="2" draw:end-shape="id180" draw:end-glue-point="0" svg:d="m25000 12600v900" svg:viewBox="0 0 1 901">
          <text:p/>
        </draw:connector>
        <draw:custom-shape draw:style-name="gr12" draw:text-style-name="P5" xml:id="id181" draw:id="id181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168" draw:start-glue-point="0" draw:end-shape="id181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169" draw:start-glue-point="3" draw:end-shape="id172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182" draw:start-glue-point="3" draw:end-shape="id172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183" draw:start-glue-point="3" draw:end-shape="id172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169" draw:start-glue-point="1" draw:end-shape="id174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183" draw:start-glue-point="1" draw:end-shape="id174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182" draw:start-glue-point="1" draw:end-shape="id174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165" draw:start-glue-point="1" draw:end-shape="id173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171" draw:start-glue-point="1" draw:end-shape="id165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168" draw:start-glue-point="1" draw:end-shape="id174" draw:end-glue-point="3" svg:d="m17200 2850h650v3600h1250" svg:viewBox="0 0 1901 3601">
          <text:p/>
        </draw:connector>
        <draw:custom-shape draw:style-name="gr12" draw:text-style-name="P5" xml:id="id188" draw:id="id188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5" draw:id="id185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4" draw:id="id184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7" draw:id="id187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6" draw:id="id186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184" draw:start-glue-point="0" draw:end-shape="id185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184" draw:start-glue-point="0" draw:end-shape="id186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186" draw:start-glue-point="0" draw:end-shape="id187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177" draw:start-glue-point="0" draw:end-shape="id170" svg:d="m2450 19100v-8600" svg:viewBox="0 0 1 8601">
          <text:p/>
        </draw:connector>
        <draw:connector draw:style-name="gr13" draw:text-style-name="P1" draw:layer="layout" svg:x1="3.8cm" svg:y1="19.75cm" svg:x2="11.4cm" svg:y2="14.7cm" draw:start-shape="id177" draw:start-glue-point="1" draw:end-shape="id166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177" draw:start-glue-point="1" draw:end-shape="id167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177" draw:start-glue-point="1" draw:end-shape="id176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177" draw:start-glue-point="1" draw:end-shape="id179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177" draw:start-glue-point="1" draw:end-shape="id181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177" draw:start-glue-point="1" draw:end-shape="id175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177" draw:start-glue-point="0" draw:end-shape="id186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188" draw:start-glue-point="1" draw:end-shape="id166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187" draw:start-glue-point="1" draw:end-shape="id166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185" draw:start-glue-point="0" draw:end-shape="id166" draw:end-glue-point="3" svg:d="m8800 15100v-1050h700" svg:viewBox="0 0 701 1051">
          <text:p/>
        </draw:connector>
      </draw:page>
      <draw:page draw:name="page12" draw:style-name="dp1" draw:master-page-name="Default">
        <draw:custom-shape draw:style-name="gr12" draw:text-style-name="P5" xml:id="id189" draw:id="id189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9" draw:id="id199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98" draw:id="id198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6" draw:id="id196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3" draw:id="id193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07" draw:id="id207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06" draw:id="id206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2" draw:id="id192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01" draw:id="id201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90" draw:id="id190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00" draw:id="id200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1" draw:id="id191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189" draw:start-glue-point="2" draw:end-shape="id190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189" draw:start-glue-point="2" draw:end-shape="id191" draw:end-glue-point="0" svg:d="m11400 10500v1450h4400v1450" svg:viewBox="0 0 4401 2901">
          <text:p/>
        </draw:connector>
        <draw:custom-shape draw:style-name="gr12" draw:text-style-name="P5" xml:id="id194" draw:id="id194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7" draw:id="id197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192" draw:start-glue-point="2" draw:end-shape="id193" draw:end-glue-point="0" svg:d="m14650 3500v700" svg:viewBox="0 0 1 701">
          <text:p/>
        </draw:connector>
        <draw:custom-shape draw:style-name="gr12" draw:text-style-name="P5" xml:id="id203" draw:id="id203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04" draw:id="id204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5" draw:id="id195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194" draw:start-glue-point="1" draw:end-shape="id195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196" draw:start-glue-point="2" draw:end-shape="id195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197" draw:start-glue-point="1" draw:end-shape="id198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199" draw:start-glue-point="2" draw:end-shape="id200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198" draw:start-glue-point="2" draw:end-shape="id199" draw:end-glue-point="0" svg:d="m20250 7100v4200" svg:viewBox="0 0 1 4201">
          <text:p/>
        </draw:connector>
        <draw:custom-shape draw:style-name="gr12" draw:text-style-name="P5" xml:id="id202" draw:id="id202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201" draw:start-glue-point="2" draw:end-shape="id202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203" draw:start-glue-point="2" draw:end-shape="id204" draw:end-glue-point="0" svg:d="m25000 12600v900" svg:viewBox="0 0 1 901">
          <text:p/>
        </draw:connector>
        <draw:custom-shape draw:style-name="gr12" draw:text-style-name="P5" xml:id="id205" draw:id="id205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192" draw:start-glue-point="0" draw:end-shape="id205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193" draw:start-glue-point="3" draw:end-shape="id196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206" draw:start-glue-point="3" draw:end-shape="id196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207" draw:start-glue-point="3" draw:end-shape="id196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193" draw:start-glue-point="1" draw:end-shape="id198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207" draw:start-glue-point="1" draw:end-shape="id198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206" draw:start-glue-point="1" draw:end-shape="id198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189" draw:start-glue-point="1" draw:end-shape="id197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195" draw:start-glue-point="1" draw:end-shape="id189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192" draw:start-glue-point="1" draw:end-shape="id198" draw:end-glue-point="3" svg:d="m17200 2850h650v3600h1250" svg:viewBox="0 0 1901 3601">
          <text:p/>
        </draw:connector>
        <draw:custom-shape draw:style-name="gr12" draw:text-style-name="P5" xml:id="id212" draw:id="id212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09" draw:id="id209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08" draw:id="id208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11" draw:id="id211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10" draw:id="id210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208" draw:start-glue-point="0" draw:end-shape="id209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208" draw:start-glue-point="0" draw:end-shape="id210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210" draw:start-glue-point="0" draw:end-shape="id211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201" draw:start-glue-point="0" draw:end-shape="id194" svg:d="m2450 19100v-8600" svg:viewBox="0 0 1 8601">
          <text:p/>
        </draw:connector>
        <draw:connector draw:style-name="gr13" draw:text-style-name="P1" draw:layer="layout" svg:x1="3.8cm" svg:y1="19.75cm" svg:x2="11.4cm" svg:y2="14.7cm" draw:start-shape="id201" draw:start-glue-point="1" draw:end-shape="id190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201" draw:start-glue-point="1" draw:end-shape="id191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201" draw:start-glue-point="1" draw:end-shape="id200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201" draw:start-glue-point="1" draw:end-shape="id203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201" draw:start-glue-point="1" draw:end-shape="id205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201" draw:start-glue-point="1" draw:end-shape="id199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201" draw:start-glue-point="0" draw:end-shape="id210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212" draw:start-glue-point="1" draw:end-shape="id190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211" draw:start-glue-point="1" draw:end-shape="id190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209" draw:start-glue-point="0" draw:end-shape="id190" draw:end-glue-point="3" svg:d="m8800 15100v-1050h700" svg:viewBox="0 0 701 1051">
          <text:p/>
        </draw:connector>
      </draw:page>
      <draw:page draw:name="page13" draw:style-name="dp1" draw:master-page-name="Default">
        <draw:custom-shape draw:style-name="gr12" draw:text-style-name="P5" xml:id="id213" draw:id="id213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3" draw:id="id223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22" draw:id="id222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0" draw:id="id220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7" draw:id="id217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1" draw:id="id231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30" draw:id="id230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6" draw:id="id216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5" draw:id="id225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14" draw:id="id214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4" draw:id="id224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5" draw:id="id215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213" draw:start-glue-point="2" draw:end-shape="id214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213" draw:start-glue-point="2" draw:end-shape="id215" draw:end-glue-point="0" svg:d="m11400 10500v1450h4400v1450" svg:viewBox="0 0 4401 2901">
          <text:p/>
        </draw:connector>
        <draw:custom-shape draw:style-name="gr12" draw:text-style-name="P5" xml:id="id218" draw:id="id218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1" draw:id="id221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216" draw:start-glue-point="2" draw:end-shape="id217" draw:end-glue-point="0" svg:d="m14650 3500v700" svg:viewBox="0 0 1 701">
          <text:p/>
        </draw:connector>
        <draw:custom-shape draw:style-name="gr12" draw:text-style-name="P5" xml:id="id227" draw:id="id227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28" draw:id="id228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9" draw:id="id219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218" draw:start-glue-point="1" draw:end-shape="id219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220" draw:start-glue-point="2" draw:end-shape="id219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221" draw:start-glue-point="1" draw:end-shape="id222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223" draw:start-glue-point="2" draw:end-shape="id224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222" draw:start-glue-point="2" draw:end-shape="id223" draw:end-glue-point="0" svg:d="m20250 7100v4200" svg:viewBox="0 0 1 4201">
          <text:p/>
        </draw:connector>
        <draw:custom-shape draw:style-name="gr12" draw:text-style-name="P5" xml:id="id226" draw:id="id226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225" draw:start-glue-point="2" draw:end-shape="id226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227" draw:start-glue-point="2" draw:end-shape="id228" draw:end-glue-point="0" svg:d="m25000 12600v900" svg:viewBox="0 0 1 901">
          <text:p/>
        </draw:connector>
        <draw:custom-shape draw:style-name="gr12" draw:text-style-name="P5" xml:id="id229" draw:id="id229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216" draw:start-glue-point="0" draw:end-shape="id229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217" draw:start-glue-point="3" draw:end-shape="id220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230" draw:start-glue-point="3" draw:end-shape="id220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231" draw:start-glue-point="3" draw:end-shape="id220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217" draw:start-glue-point="1" draw:end-shape="id222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231" draw:start-glue-point="1" draw:end-shape="id222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230" draw:start-glue-point="1" draw:end-shape="id222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213" draw:start-glue-point="1" draw:end-shape="id221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219" draw:start-glue-point="1" draw:end-shape="id213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216" draw:start-glue-point="1" draw:end-shape="id222" draw:end-glue-point="3" svg:d="m17200 2850h650v3600h1250" svg:viewBox="0 0 1901 3601">
          <text:p/>
        </draw:connector>
        <draw:custom-shape draw:style-name="gr9" draw:text-style-name="P5" xml:id="id236" draw:id="id236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3" draw:id="id233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2" draw:id="id232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5" draw:id="id235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4" draw:id="id234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232" draw:start-glue-point="0" draw:end-shape="id233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232" draw:start-glue-point="0" draw:end-shape="id234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234" draw:start-glue-point="0" draw:end-shape="id235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225" draw:start-glue-point="0" draw:end-shape="id218" svg:d="m2450 19100v-8600" svg:viewBox="0 0 1 8601">
          <text:p/>
        </draw:connector>
        <draw:connector draw:style-name="gr13" draw:text-style-name="P1" draw:layer="layout" svg:x1="3.8cm" svg:y1="19.75cm" svg:x2="11.4cm" svg:y2="14.7cm" draw:start-shape="id225" draw:start-glue-point="1" draw:end-shape="id214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225" draw:start-glue-point="1" draw:end-shape="id215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225" draw:start-glue-point="1" draw:end-shape="id224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225" draw:start-glue-point="1" draw:end-shape="id227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225" draw:start-glue-point="1" draw:end-shape="id229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225" draw:start-glue-point="1" draw:end-shape="id223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225" draw:start-glue-point="0" draw:end-shape="id234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236" draw:start-glue-point="1" draw:end-shape="id214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235" draw:start-glue-point="1" draw:end-shape="id214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233" draw:start-glue-point="0" draw:end-shape="id214" draw:end-glue-point="3" svg:d="m8800 15100v-1050h700" svg:viewBox="0 0 701 1051">
          <text:p/>
        </draw:connector>
      </draw:page>
      <draw:page draw:name="page14" draw:style-name="dp1" draw:master-page-name="Default">
        <draw:custom-shape draw:style-name="gr12" draw:text-style-name="P5" xml:id="id237" draw:id="id237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7" draw:id="id247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46" draw:id="id246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4" draw:id="id244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1" draw:id="id241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55" draw:id="id255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54" draw:id="id254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0" draw:id="id240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9" draw:id="id249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8" draw:id="id238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8" draw:id="id248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39" draw:id="id239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237" draw:start-glue-point="2" draw:end-shape="id238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237" draw:start-glue-point="2" draw:end-shape="id239" draw:end-glue-point="0" svg:d="m11400 10500v1450h4400v1450" svg:viewBox="0 0 4401 2901">
          <text:p/>
        </draw:connector>
        <draw:custom-shape draw:style-name="gr12" draw:text-style-name="P5" xml:id="id242" draw:id="id242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5" draw:id="id245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240" draw:start-glue-point="2" draw:end-shape="id241" draw:end-glue-point="0" svg:d="m14650 3500v700" svg:viewBox="0 0 1 701">
          <text:p/>
        </draw:connector>
        <draw:custom-shape draw:style-name="gr12" draw:text-style-name="P5" xml:id="id251" draw:id="id251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52" draw:id="id252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43" draw:id="id243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242" draw:start-glue-point="1" draw:end-shape="id243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244" draw:start-glue-point="2" draw:end-shape="id243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245" draw:start-glue-point="1" draw:end-shape="id246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247" draw:start-glue-point="2" draw:end-shape="id248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246" draw:start-glue-point="2" draw:end-shape="id247" draw:end-glue-point="0" svg:d="m20250 7100v4200" svg:viewBox="0 0 1 4201">
          <text:p/>
        </draw:connector>
        <draw:custom-shape draw:style-name="gr9" draw:text-style-name="P5" xml:id="id250" draw:id="id250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249" draw:start-glue-point="2" draw:end-shape="id250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251" draw:start-glue-point="2" draw:end-shape="id252" draw:end-glue-point="0" svg:d="m25000 12600v900" svg:viewBox="0 0 1 901">
          <text:p/>
        </draw:connector>
        <draw:custom-shape draw:style-name="gr12" draw:text-style-name="P5" xml:id="id253" draw:id="id253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240" draw:start-glue-point="0" draw:end-shape="id253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241" draw:start-glue-point="3" draw:end-shape="id244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254" draw:start-glue-point="3" draw:end-shape="id244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255" draw:start-glue-point="3" draw:end-shape="id244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241" draw:start-glue-point="1" draw:end-shape="id246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255" draw:start-glue-point="1" draw:end-shape="id246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254" draw:start-glue-point="1" draw:end-shape="id246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237" draw:start-glue-point="1" draw:end-shape="id245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243" draw:start-glue-point="1" draw:end-shape="id237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240" draw:start-glue-point="1" draw:end-shape="id246" draw:end-glue-point="3" svg:d="m17200 2850h650v3600h1250" svg:viewBox="0 0 1901 3601">
          <text:p/>
        </draw:connector>
        <draw:custom-shape draw:style-name="gr12" draw:text-style-name="P5" xml:id="id260" draw:id="id260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57" draw:id="id257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56" draw:id="id256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59" draw:id="id259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58" draw:id="id258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256" draw:start-glue-point="0" draw:end-shape="id257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256" draw:start-glue-point="0" draw:end-shape="id258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258" draw:start-glue-point="0" draw:end-shape="id259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249" draw:start-glue-point="0" draw:end-shape="id242" svg:d="m2450 19100v-8600" svg:viewBox="0 0 1 8601">
          <text:p/>
        </draw:connector>
        <draw:connector draw:style-name="gr13" draw:text-style-name="P1" draw:layer="layout" svg:x1="3.8cm" svg:y1="19.75cm" svg:x2="11.4cm" svg:y2="14.7cm" draw:start-shape="id249" draw:start-glue-point="1" draw:end-shape="id238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249" draw:start-glue-point="1" draw:end-shape="id239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249" draw:start-glue-point="1" draw:end-shape="id248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249" draw:start-glue-point="1" draw:end-shape="id251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249" draw:start-glue-point="1" draw:end-shape="id253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249" draw:start-glue-point="1" draw:end-shape="id247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249" draw:start-glue-point="0" draw:end-shape="id258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260" draw:start-glue-point="1" draw:end-shape="id238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259" draw:start-glue-point="1" draw:end-shape="id238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257" draw:start-glue-point="0" draw:end-shape="id238" draw:end-glue-point="3" svg:d="m8800 15100v-1050h700" svg:viewBox="0 0 701 1051">
          <text:p/>
        </draw:connector>
      </draw:page>
      <draw:page draw:name="page15" draw:style-name="dp1" draw:master-page-name="Default">
        <draw:custom-shape draw:style-name="gr12" draw:text-style-name="P5" xml:id="id261" draw:id="id261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1" draw:id="id271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70" draw:id="id270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68" draw:id="id268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65" draw:id="id265" draw:layer="layout" svg:width="3.7cm" svg:height="1.3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79" draw:id="id279" draw:layer="layout" svg:width="3.7cm" svg:height="1.3cm" svg:x="12.8cm" svg:y="7.3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78" draw:id="id278" draw:layer="layout" svg:width="3.7cm" svg:height="1.3cm" svg:x="12.8cm" svg:y="5.798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64" draw:id="id264" draw:layer="layout" svg:width="5.1cm" svg:height="1.3cm" svg:x="12.1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3" draw:id="id273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62" draw:id="id262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2" draw:id="id272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3" draw:id="id263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261" draw:start-glue-point="2" draw:end-shape="id262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261" draw:start-glue-point="2" draw:end-shape="id263" draw:end-glue-point="0" svg:d="m11400 10500v1450h4400v1450" svg:viewBox="0 0 4401 2901">
          <text:p/>
        </draw:connector>
        <draw:custom-shape draw:style-name="gr9" draw:text-style-name="P5" xml:id="id266" draw:id="id266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69" draw:id="id269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264" draw:start-glue-point="2" draw:end-shape="id265" draw:end-glue-point="0" svg:d="m14650 3500v700" svg:viewBox="0 0 1 701">
          <text:p/>
        </draw:connector>
        <draw:custom-shape draw:style-name="gr9" draw:text-style-name="P5" xml:id="id275" draw:id="id275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76" draw:id="id276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67" draw:id="id267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266" draw:start-glue-point="1" draw:end-shape="id267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268" draw:start-glue-point="2" draw:end-shape="id267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269" draw:start-glue-point="1" draw:end-shape="id270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271" draw:start-glue-point="2" draw:end-shape="id272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270" draw:start-glue-point="2" draw:end-shape="id271" draw:end-glue-point="0" svg:d="m20250 7100v4200" svg:viewBox="0 0 1 4201">
          <text:p/>
        </draw:connector>
        <draw:custom-shape draw:style-name="gr9" draw:text-style-name="P5" xml:id="id274" draw:id="id274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273" draw:start-glue-point="2" draw:end-shape="id274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275" draw:start-glue-point="2" draw:end-shape="id276" draw:end-glue-point="0" svg:d="m25000 12600v900" svg:viewBox="0 0 1 901">
          <text:p/>
        </draw:connector>
        <draw:custom-shape draw:style-name="gr9" draw:text-style-name="P5" xml:id="id277" draw:id="id277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264" draw:start-glue-point="0" draw:end-shape="id277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265" draw:start-glue-point="3" draw:end-shape="id268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278" draw:start-glue-point="3" draw:end-shape="id268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279" draw:start-glue-point="3" draw:end-shape="id268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265" draw:start-glue-point="1" draw:end-shape="id270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279" draw:start-glue-point="1" draw:end-shape="id270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278" draw:start-glue-point="1" draw:end-shape="id270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261" draw:start-glue-point="1" draw:end-shape="id269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267" draw:start-glue-point="1" draw:end-shape="id261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264" draw:start-glue-point="1" draw:end-shape="id270" draw:end-glue-point="3" svg:d="m17200 2850h650v3600h1250" svg:viewBox="0 0 1901 3601">
          <text:p/>
        </draw:connector>
        <draw:custom-shape draw:style-name="gr12" draw:text-style-name="P5" xml:id="id284" draw:id="id284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81" draw:id="id281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80" draw:id="id280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83" draw:id="id283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82" draw:id="id282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280" draw:start-glue-point="0" draw:end-shape="id281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280" draw:start-glue-point="0" draw:end-shape="id282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282" draw:start-glue-point="0" draw:end-shape="id283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273" draw:start-glue-point="0" draw:end-shape="id266" svg:d="m2450 19100v-8600" svg:viewBox="0 0 1 8601">
          <text:p/>
        </draw:connector>
        <draw:connector draw:style-name="gr13" draw:text-style-name="P1" draw:layer="layout" svg:x1="3.8cm" svg:y1="19.75cm" svg:x2="11.4cm" svg:y2="14.7cm" draw:start-shape="id273" draw:start-glue-point="1" draw:end-shape="id262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273" draw:start-glue-point="1" draw:end-shape="id263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273" draw:start-glue-point="1" draw:end-shape="id272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273" draw:start-glue-point="1" draw:end-shape="id275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273" draw:start-glue-point="1" draw:end-shape="id277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273" draw:start-glue-point="1" draw:end-shape="id271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273" draw:start-glue-point="0" draw:end-shape="id282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284" draw:start-glue-point="1" draw:end-shape="id262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283" draw:start-glue-point="1" draw:end-shape="id262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281" draw:start-glue-point="0" draw:end-shape="id262" draw:end-glue-point="3" svg:d="m8800 15100v-1050h700" svg:viewBox="0 0 701 1051">
          <text:p/>
        </draw:connector>
      </draw:page>
      <draw:page draw:name="page16" draw:style-name="dp1" draw:master-page-name="Default">
        <draw:custom-shape draw:style-name="gr15" draw:text-style-name="P5" xml:id="id285" draw:id="id285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95" draw:id="id295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294" draw:id="id294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92" draw:id="id292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89" draw:id="id289" draw:layer="Layout" svg:width="3.7cm" svg:height="1.3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03" draw:id="id303" draw:layer="Layout" svg:width="3.7cm" svg:height="1.3cm" svg:x="12.8cm" svg:y="7.3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02" draw:id="id302" draw:layer="Layout" svg:width="3.7cm" svg:height="1.3cm" svg:x="12.8cm" svg:y="5.798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88" draw:id="id288" draw:layer="Layout" svg:width="5.1cm" svg:height="1.3cm" svg:x="12.1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97" draw:id="id297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286" draw:id="id286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96" draw:id="id296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87" draw:id="id287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285" draw:start-glue-point="2" draw:end-shape="id286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285" draw:start-glue-point="2" draw:end-shape="id287" draw:end-glue-point="0" svg:d="m11400 10500v1450h4400v1450" svg:viewBox="0 0 4401 2901">
          <text:p/>
        </draw:connector>
        <draw:custom-shape draw:style-name="gr16" draw:text-style-name="P5" xml:id="id290" draw:id="id290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93" draw:id="id293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3.5cm" svg:x2="14.65cm" svg:y2="4.2cm" draw:start-shape="id288" draw:start-glue-point="2" draw:end-shape="id289" draw:end-glue-point="0" svg:d="m14650 3500v700" svg:viewBox="0 0 1 701">
          <text:p/>
        </draw:connector>
        <draw:custom-shape draw:style-name="gr16" draw:text-style-name="P5" xml:id="id299" draw:id="id299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300" draw:id="id300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91" draw:id="id291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290" draw:start-glue-point="1" draw:end-shape="id291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292" draw:start-glue-point="2" draw:end-shape="id291" draw:end-glue-point="0" svg:d="m7300 7100v2200" svg:viewBox="0 0 1 2201">
          <text:p/>
        </draw:connector>
        <draw:connector draw:style-name="gr13" draw:text-style-name="P1" draw:layer="layout" draw:line-skew="0.05cm" svg:x1="16.5cm" svg:y1="9.9cm" svg:x2="19.1cm" svg:y2="6.45cm" draw:start-shape="id293" draw:start-glue-point="1" draw:end-shape="id294" svg:d="m16500 9900h1350v-3450h1250" svg:viewBox="0 0 2601 3451">
          <text:p/>
        </draw:connector>
        <draw:connector draw:style-name="gr13" draw:text-style-name="P1" draw:layer="layout" svg:x1="20.25cm" svg:y1="12.6cm" svg:x2="20.25cm" svg:y2="13.4cm" draw:start-shape="id295" draw:start-glue-point="2" draw:end-shape="id296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294" draw:start-glue-point="2" draw:end-shape="id295" draw:end-glue-point="0" svg:d="m20250 7100v4200" svg:viewBox="0 0 1 4201">
          <text:p/>
        </draw:connector>
        <draw:custom-shape draw:style-name="gr16" draw:text-style-name="P5" xml:id="id298" draw:id="id298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297" draw:start-glue-point="2" draw:end-shape="id298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299" draw:start-glue-point="2" draw:end-shape="id300" draw:end-glue-point="0" svg:d="m25000 12600v900" svg:viewBox="0 0 1 901">
          <text:p/>
        </draw:connector>
        <draw:custom-shape draw:style-name="gr16" draw:text-style-name="P5" xml:id="id301" draw:id="id301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5cm" svg:y1="2.2cm" svg:x2="19.6cm" svg:y2="1.65cm" draw:start-shape="id288" draw:start-glue-point="0" draw:end-shape="id301" draw:end-glue-point="3" svg:d="m14650 2200v-550h4950" svg:viewBox="0 0 4951 551">
          <text:p/>
        </draw:connector>
        <draw:connector draw:style-name="gr13" draw:text-style-name="P1" draw:layer="layout" svg:x1="12.8cm" svg:y1="4.85cm" svg:x2="9.7cm" svg:y2="6.45cm" draw:start-shape="id289" draw:start-glue-point="3" draw:end-shape="id292" draw:end-glue-point="1" svg:d="m12800 4850h-1550v1600h-1550" svg:viewBox="0 0 3101 1601">
          <text:p/>
        </draw:connector>
        <draw:connector draw:style-name="gr13" draw:text-style-name="P1" draw:layer="layout" svg:x1="12.8cm" svg:y1="6.448cm" svg:x2="9.7cm" svg:y2="6.45cm" draw:start-shape="id302" draw:start-glue-point="3" draw:end-shape="id292" draw:end-glue-point="1" svg:d="m12800 6448h-1550v2h-1550" svg:viewBox="0 0 3101 3">
          <text:p/>
        </draw:connector>
        <draw:connector draw:style-name="gr13" draw:text-style-name="P1" draw:layer="layout" svg:x1="12.8cm" svg:y1="8.048cm" svg:x2="9.7cm" svg:y2="6.45cm" draw:start-shape="id303" draw:start-glue-point="3" draw:end-shape="id292" draw:end-glue-point="1" svg:d="m12800 8048h-1550v-1598h-1550" svg:viewBox="0 0 3101 1599">
          <text:p/>
        </draw:connector>
        <draw:connector draw:style-name="gr13" draw:text-style-name="P1" draw:layer="layout" draw:line-skew="0.05cm" svg:x1="16.5cm" svg:y1="4.85cm" svg:x2="19.1cm" svg:y2="6.45cm" draw:start-shape="id289" draw:start-glue-point="1" draw:end-shape="id294" draw:end-glue-point="3" svg:d="m16500 4850h1350v1600h1250" svg:viewBox="0 0 2601 1601">
          <text:p/>
        </draw:connector>
        <draw:connector draw:style-name="gr13" draw:text-style-name="P1" draw:layer="layout" draw:line-skew="0.05cm" svg:x1="16.5cm" svg:y1="8.048cm" svg:x2="19.1cm" svg:y2="6.45cm" draw:start-shape="id303" draw:start-glue-point="1" draw:end-shape="id294" draw:end-glue-point="3" svg:d="m16500 8048h1350v-1598h1250" svg:viewBox="0 0 2601 1599">
          <text:p/>
        </draw:connector>
        <draw:connector draw:style-name="gr13" draw:text-style-name="P1" draw:layer="layout" svg:x1="16.5cm" svg:y1="6.448cm" svg:x2="19.1cm" svg:y2="6.45cm" draw:start-shape="id302" draw:start-glue-point="1" draw:end-shape="id294" draw:end-glue-point="3" svg:d="m16500 6448h1300v2h1300" svg:viewBox="0 0 2601 3">
          <text:p/>
        </draw:connector>
        <draw:connector draw:style-name="gr13" draw:text-style-name="P1" draw:layer="layout" svg:x1="12.8cm" svg:y1="9.9cm" svg:x2="13.4cm" svg:y2="9.9cm" draw:start-shape="id285" draw:start-glue-point="1" draw:end-shape="id293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291" draw:start-glue-point="1" draw:end-shape="id285" draw:end-glue-point="3" svg:d="m9200 9900h800" svg:viewBox="0 0 801 1">
          <text:p/>
        </draw:connector>
        <draw:connector draw:style-name="gr13" draw:text-style-name="P1" draw:layer="layout" draw:line-skew="-0.3cm" svg:x1="17.2cm" svg:y1="2.85cm" svg:x2="19.1cm" svg:y2="6.45cm" draw:start-shape="id288" draw:start-glue-point="1" draw:end-shape="id294" draw:end-glue-point="3" svg:d="m17200 2850h650v3600h1250" svg:viewBox="0 0 1901 3601">
          <text:p/>
        </draw:connector>
        <draw:custom-shape draw:style-name="gr15" draw:text-style-name="P5" xml:id="id308" draw:id="id308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05" draw:id="id305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04" draw:id="id304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07" draw:id="id307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306" draw:id="id306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304" draw:start-glue-point="0" draw:end-shape="id305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304" draw:start-glue-point="0" draw:end-shape="id306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306" draw:start-glue-point="0" draw:end-shape="id307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297" draw:start-glue-point="0" draw:end-shape="id290" svg:d="m2450 19100v-8600" svg:viewBox="0 0 1 8601">
          <text:p/>
        </draw:connector>
        <draw:connector draw:style-name="gr13" draw:text-style-name="P1" draw:layer="layout" svg:x1="3.8cm" svg:y1="19.75cm" svg:x2="11.4cm" svg:y2="14.7cm" draw:start-shape="id297" draw:start-glue-point="1" draw:end-shape="id286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297" draw:start-glue-point="1" draw:end-shape="id287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297" draw:start-glue-point="1" draw:end-shape="id296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297" draw:start-glue-point="1" draw:end-shape="id299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297" draw:start-glue-point="1" draw:end-shape="id301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297" draw:start-glue-point="1" draw:end-shape="id295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297" draw:start-glue-point="0" draw:end-shape="id306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308" draw:start-glue-point="1" draw:end-shape="id286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307" draw:start-glue-point="1" draw:end-shape="id286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305" draw:start-glue-point="0" draw:end-shape="id286" draw:end-glue-point="3" svg:d="m8800 15100v-1050h700" svg:viewBox="0 0 701 1051">
          <text:p/>
        </draw:connector>
      </draw:page>
      <draw:page draw:name="page17" draw:style-name="dp1" draw:master-page-name="Default">
        <draw:custom-shape draw:style-name="gr12" draw:text-style-name="P5" xml:id="id309" draw:id="id309" draw:layer="layout" svg:width="2.8cm" svg:height="1.2cm" svg:x="10cm" svg:y="9.3cm">
          <text:p text:style-name="P1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9" draw:id="id319" draw:layer="layout" svg:width="3.9cm" svg:height="1.3cm" svg:x="18.3cm" svg:y="11.3cm">
          <text:p text:style-name="P1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18" draw:id="id318" draw:layer="layout" svg:width="2.3cm" svg:height="1.3cm" svg:x="19.1cm" svg:y="5.8cm">
          <text:p text:style-name="P1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6" draw:id="id316" draw:layer="layout" svg:width="4.8cm" svg:height="1.3cm" svg:x="4.9cm" svg:y="5.8cm">
          <text:p text:style-name="P1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3" draw:id="id313" draw:layer="layout" svg:width="3.8cm" svg:height="1cm" svg:x="12.8cm" svg:y="4.2cm">
          <text:p text:style-name="P1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27" draw:id="id327" draw:layer="layout" svg:width="3.8cm" svg:height="0.902cm" svg:x="12.8cm" svg:y="6.5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26" draw:id="id326" draw:layer="layout" svg:width="3.8cm" svg:height="1.002cm" svg:x="12.8cm" svg:y="5.4cm">
          <text:p text:style-name="P1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2" draw:id="id312" draw:layer="layout" svg:width="5cm" svg:height="1.3cm" svg:x="12.2cm" svg:y="2.2cm">
          <text:p text:style-name="P1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21" draw:id="id321" draw:layer="layout" svg:width="2.7cm" svg:height="1.3cm" svg:x="1.1cm" svg:y="19.1cm">
          <text:p text:style-name="P1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10" draw:id="id310" draw:layer="layout" svg:width="3.8cm" svg:height="1.3cm" svg:x="9.5cm" svg:y="13.4cm">
          <text:p text:style-name="P1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20" draw:id="id320" draw:layer="layout" svg:width="3.9cm" svg:height="1.3cm" svg:x="18.3cm" svg:y="13.4cm">
          <text:p text:style-name="P1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1" draw:id="id311" draw:layer="layout" svg:width="4.2cm" svg:height="1.3cm" svg:x="13.7cm" svg:y="13.4cm">
          <text:p text:style-name="P1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309" draw:start-glue-point="2" draw:end-shape="id310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309" draw:start-glue-point="2" draw:end-shape="id311" draw:end-glue-point="0" svg:d="m11400 10500v1450h4400v1450" svg:viewBox="0 0 4401 2901">
          <text:p/>
        </draw:connector>
        <draw:custom-shape draw:style-name="gr12" draw:text-style-name="P5" xml:id="id314" draw:id="id314" draw:layer="layout" svg:width="2.9cm" svg:height="1.2cm" svg:x="1cm" svg:y="9.3cm">
          <text:p text:style-name="P1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7" draw:id="id317" draw:layer="layout" svg:width="3.1cm" svg:height="1.2cm" svg:x="13.4cm" svg:y="9.3cm">
          <text:p text:style-name="P1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312" draw:start-glue-point="2" draw:end-shape="id313" draw:end-glue-point="0" svg:d="m14700 3500v700" svg:viewBox="0 0 1 701">
          <text:p/>
        </draw:connector>
        <draw:custom-shape draw:style-name="gr12" draw:text-style-name="P5" xml:id="id323" draw:id="id323" draw:layer="layout" svg:width="2.8cm" svg:height="1.3cm" svg:x="23.6cm" svg:y="11.3cm">
          <text:p text:style-name="P1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24" draw:id="id324" draw:layer="layout" svg:width="2.8cm" svg:height="1.3cm" svg:x="23.6cm" svg:y="13.5cm">
          <text:p text:style-name="P1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15" draw:id="id315" draw:layer="layout" svg:width="3.8cm" svg:height="1.2cm" svg:x="5.4cm" svg:y="9.3cm">
          <text:p text:style-name="P1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314" draw:start-glue-point="1" draw:end-shape="id315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316" draw:start-glue-point="2" draw:end-shape="id315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317" draw:start-glue-point="1" draw:end-shape="id318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319" draw:start-glue-point="2" draw:end-shape="id320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318" draw:start-glue-point="2" draw:end-shape="id319" draw:end-glue-point="0" svg:d="m20250 7100v4200" svg:viewBox="0 0 1 4201">
          <text:p/>
        </draw:connector>
        <draw:custom-shape draw:style-name="gr12" draw:text-style-name="P5" xml:id="id322" draw:id="id322" draw:layer="layout" svg:width="2.7cm" svg:height="1.3cm" svg:x="1.1cm" svg:y="21.4cm">
          <text:p text:style-name="P1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321" draw:start-glue-point="2" draw:end-shape="id322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323" draw:start-glue-point="2" draw:end-shape="id324" draw:end-glue-point="0" svg:d="m25000 12600v900" svg:viewBox="0 0 1 901">
          <text:p/>
        </draw:connector>
        <draw:custom-shape draw:style-name="gr12" draw:text-style-name="P5" xml:id="id325" draw:id="id325" draw:layer="layout" svg:width="6.6cm" svg:height="1.3cm" svg:x="19.6cm" svg:y="1cm">
          <text:p text:style-name="P1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312" draw:start-glue-point="0" draw:end-shape="id325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313" draw:start-glue-point="3" draw:end-shape="id316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326" draw:start-glue-point="3" draw:end-shape="id316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327" draw:start-glue-point="3" draw:end-shape="id316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313" draw:start-glue-point="1" draw:end-shape="id318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327" draw:start-glue-point="1" draw:end-shape="id318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326" draw:start-glue-point="1" draw:end-shape="id318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309" draw:start-glue-point="1" draw:end-shape="id317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315" draw:start-glue-point="1" draw:end-shape="id309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312" draw:start-glue-point="1" draw:end-shape="id318" draw:end-glue-point="3" svg:d="m17200 2850h500v3600h1400" svg:viewBox="0 0 1901 3601">
          <text:p/>
        </draw:connector>
        <draw:custom-shape draw:style-name="gr12" draw:text-style-name="P5" xml:id="id332" draw:id="id332" draw:layer="layout" svg:width="3.6cm" svg:height="1.3cm" svg:x="3.1cm" svg:y="11.2cm">
          <text:p text:style-name="P1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29" draw:id="id329" draw:layer="layout" svg:width="3.6cm" svg:height="1.4cm" svg:x="7cm" svg:y="15.1cm">
          <text:p text:style-name="P1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28" draw:id="id328" draw:layer="layout" svg:width="4.1cm" svg:height="1.3cm" svg:x="4.8cm" svg:y="17.7cm">
          <text:p text:style-name="P1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31" draw:id="id331" draw:layer="layout" svg:width="3.6cm" svg:height="1.3cm" svg:x="3.1cm" svg:y="12.9cm">
          <text:p text:style-name="P1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30" draw:id="id330" draw:layer="layout" svg:width="3.6cm" svg:height="1.4cm" svg:x="3.1cm" svg:y="15.1cm">
          <text:p text:style-name="P1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328" draw:start-glue-point="0" draw:end-shape="id329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328" draw:start-glue-point="0" draw:end-shape="id330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330" draw:start-glue-point="0" draw:end-shape="id331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321" draw:start-glue-point="0" draw:end-shape="id314" svg:d="m2450 19100v-8600" svg:viewBox="0 0 1 8601">
          <text:p/>
        </draw:connector>
        <draw:connector draw:style-name="gr13" draw:text-style-name="P1" draw:layer="layout" svg:x1="3.8cm" svg:y1="19.75cm" svg:x2="11.4cm" svg:y2="14.7cm" draw:start-shape="id321" draw:start-glue-point="1" draw:end-shape="id310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321" draw:start-glue-point="1" draw:end-shape="id311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321" draw:start-glue-point="1" draw:end-shape="id320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321" draw:start-glue-point="1" draw:end-shape="id323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321" draw:start-glue-point="1" draw:end-shape="id325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321" draw:start-glue-point="1" draw:end-shape="id319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321" draw:start-glue-point="0" draw:end-shape="id330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332" draw:start-glue-point="1" draw:end-shape="id310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331" draw:start-glue-point="1" draw:end-shape="id310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329" draw:start-glue-point="0" draw:end-shape="id310" draw:end-glue-point="3" svg:d="m8800 15100v-1050h700" svg:viewBox="0 0 701 1051">
          <text:p/>
        </draw:connector>
        <draw:custom-shape draw:style-name="gr12" draw:text-style-name="P5" xml:id="id334" draw:id="id334" draw:layer="layout" svg:width="3.4cm" svg:height="1.3cm" svg:x="8.5cm" svg:y="2.2cm">
          <text:p text:style-name="P1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cm" svg:height="0.902cm" svg:x="12.8cm" svg:y="6.598cm">
          <text:p text:style-name="P1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33" draw:id="id333" draw:layer="layout" svg:width="3.8cm" svg:height="0.902cm" svg:x="12.8cm" svg:y="7.7cm">
          <text:p text:style-name="P1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333" draw:start-glue-point="3" draw:end-shape="id316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333" draw:start-glue-point="1" draw:end-shape="id318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334" draw:start-glue-point="2" draw:end-shape="id313" draw:end-glue-point="0" svg:d="m10200 3500v300h800v0h3700v400" svg:viewBox="0 0 4501 701">
          <text:p/>
        </draw:connector>
      </draw:page>
      <draw:page draw:name="page18" draw:style-name="dp1" draw:master-page-name="Default">
        <draw:custom-shape draw:style-name="gr15" draw:text-style-name="P5" xml:id="id335" draw:id="id335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45" draw:id="id345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44" draw:id="id344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42" draw:id="id342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39" draw:id="id339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53" draw:id="id353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52" draw:id="id352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38" draw:id="id338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47" draw:id="id347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36" draw:id="id336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46" draw:id="id346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37" draw:id="id337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335" draw:start-glue-point="2" draw:end-shape="id336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335" draw:start-glue-point="2" draw:end-shape="id337" draw:end-glue-point="0" svg:d="m11400 10500v1450h4400v1450" svg:viewBox="0 0 4401 2901">
          <text:p/>
        </draw:connector>
        <draw:custom-shape draw:style-name="gr15" draw:text-style-name="P5" xml:id="id340" draw:id="id340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43" draw:id="id343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338" draw:start-glue-point="2" draw:end-shape="id339" draw:end-glue-point="0" svg:d="m14700 3500v700" svg:viewBox="0 0 1 701">
          <text:p/>
        </draw:connector>
        <draw:custom-shape draw:style-name="gr15" draw:text-style-name="P5" xml:id="id349" draw:id="id349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50" draw:id="id350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41" draw:id="id341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340" draw:start-glue-point="1" draw:end-shape="id341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342" draw:start-glue-point="2" draw:end-shape="id341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343" draw:start-glue-point="1" draw:end-shape="id344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345" draw:start-glue-point="2" draw:end-shape="id346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344" draw:start-glue-point="2" draw:end-shape="id345" draw:end-glue-point="0" svg:d="m20250 7100v4200" svg:viewBox="0 0 1 4201">
          <text:p/>
        </draw:connector>
        <draw:custom-shape draw:style-name="gr16" draw:text-style-name="P5" xml:id="id348" draw:id="id348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347" draw:start-glue-point="2" draw:end-shape="id348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349" draw:start-glue-point="2" draw:end-shape="id350" draw:end-glue-point="0" svg:d="m25000 12600v900" svg:viewBox="0 0 1 901">
          <text:p/>
        </draw:connector>
        <draw:custom-shape draw:style-name="gr15" draw:text-style-name="P5" xml:id="id351" draw:id="id351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338" draw:start-glue-point="0" draw:end-shape="id351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339" draw:start-glue-point="3" draw:end-shape="id342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352" draw:start-glue-point="3" draw:end-shape="id342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353" draw:start-glue-point="3" draw:end-shape="id342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339" draw:start-glue-point="1" draw:end-shape="id344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353" draw:start-glue-point="1" draw:end-shape="id344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352" draw:start-glue-point="1" draw:end-shape="id344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335" draw:start-glue-point="1" draw:end-shape="id343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341" draw:start-glue-point="1" draw:end-shape="id335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338" draw:start-glue-point="1" draw:end-shape="id344" draw:end-glue-point="3" svg:d="m17200 2850h500v3600h1400" svg:viewBox="0 0 1901 3601">
          <text:p/>
        </draw:connector>
        <draw:custom-shape draw:style-name="gr15" draw:text-style-name="P5" xml:id="id358" draw:id="id358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55" draw:id="id355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54" draw:id="id354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57" draw:id="id357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56" draw:id="id356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354" draw:start-glue-point="0" draw:end-shape="id355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354" draw:start-glue-point="0" draw:end-shape="id356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356" draw:start-glue-point="0" draw:end-shape="id357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347" draw:start-glue-point="0" draw:end-shape="id340" svg:d="m2450 19100v-8600" svg:viewBox="0 0 1 8601">
          <text:p/>
        </draw:connector>
        <draw:connector draw:style-name="gr13" draw:text-style-name="P1" draw:layer="layout" svg:x1="3.8cm" svg:y1="19.75cm" svg:x2="11.4cm" svg:y2="14.7cm" draw:start-shape="id347" draw:start-glue-point="1" draw:end-shape="id336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347" draw:start-glue-point="1" draw:end-shape="id337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347" draw:start-glue-point="1" draw:end-shape="id346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347" draw:start-glue-point="1" draw:end-shape="id349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347" draw:start-glue-point="1" draw:end-shape="id351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347" draw:start-glue-point="1" draw:end-shape="id345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347" draw:start-glue-point="0" draw:end-shape="id356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358" draw:start-glue-point="1" draw:end-shape="id336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357" draw:start-glue-point="1" draw:end-shape="id336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355" draw:start-glue-point="0" draw:end-shape="id336" draw:end-glue-point="3" svg:d="m8800 15100v-1050h700" svg:viewBox="0 0 701 1051">
          <text:p/>
        </draw:connector>
        <draw:custom-shape draw:style-name="gr15" draw:text-style-name="P5" xml:id="id360" draw:id="id360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59" draw:id="id359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359" draw:start-glue-point="3" draw:end-shape="id342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359" draw:start-glue-point="1" draw:end-shape="id344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360" draw:start-glue-point="2" draw:end-shape="id339" draw:end-glue-point="0" svg:d="m10200 3500v300h800v0h3700v400" svg:viewBox="0 0 4501 701">
          <text:p/>
        </draw:connector>
      </draw:page>
      <draw:page draw:name="page19" draw:style-name="dp1" draw:master-page-name="Default">
        <draw:custom-shape draw:style-name="gr15" draw:text-style-name="P5" xml:id="id361" draw:id="id361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71" draw:id="id371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70" draw:id="id370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68" draw:id="id368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65" draw:id="id365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79" draw:id="id379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78" draw:id="id378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64" draw:id="id364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73" draw:id="id373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62" draw:id="id362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72" draw:id="id372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63" draw:id="id363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361" draw:start-glue-point="2" draw:end-shape="id362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361" draw:start-glue-point="2" draw:end-shape="id363" draw:end-glue-point="0" svg:d="m11400 10500v1450h4400v1450" svg:viewBox="0 0 4401 2901">
          <text:p/>
        </draw:connector>
        <draw:custom-shape draw:style-name="gr15" draw:text-style-name="P5" xml:id="id366" draw:id="id366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69" draw:id="id369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364" draw:start-glue-point="2" draw:end-shape="id365" draw:end-glue-point="0" svg:d="m14700 3500v700" svg:viewBox="0 0 1 701">
          <text:p/>
        </draw:connector>
        <draw:custom-shape draw:style-name="gr16" draw:text-style-name="P5" xml:id="id375" draw:id="id375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376" draw:id="id376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67" draw:id="id367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366" draw:start-glue-point="1" draw:end-shape="id367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368" draw:start-glue-point="2" draw:end-shape="id367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369" draw:start-glue-point="1" draw:end-shape="id370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371" draw:start-glue-point="2" draw:end-shape="id372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370" draw:start-glue-point="2" draw:end-shape="id371" draw:end-glue-point="0" svg:d="m20250 7100v4200" svg:viewBox="0 0 1 4201">
          <text:p/>
        </draw:connector>
        <draw:custom-shape draw:style-name="gr15" draw:text-style-name="P5" xml:id="id374" draw:id="id374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373" draw:start-glue-point="2" draw:end-shape="id374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375" draw:start-glue-point="2" draw:end-shape="id376" draw:end-glue-point="0" svg:d="m25000 12600v900" svg:viewBox="0 0 1 901">
          <text:p/>
        </draw:connector>
        <draw:custom-shape draw:style-name="gr15" draw:text-style-name="P5" xml:id="id377" draw:id="id377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364" draw:start-glue-point="0" draw:end-shape="id377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365" draw:start-glue-point="3" draw:end-shape="id368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378" draw:start-glue-point="3" draw:end-shape="id368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379" draw:start-glue-point="3" draw:end-shape="id368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365" draw:start-glue-point="1" draw:end-shape="id370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379" draw:start-glue-point="1" draw:end-shape="id370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378" draw:start-glue-point="1" draw:end-shape="id370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361" draw:start-glue-point="1" draw:end-shape="id369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367" draw:start-glue-point="1" draw:end-shape="id361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364" draw:start-glue-point="1" draw:end-shape="id370" draw:end-glue-point="3" svg:d="m17200 2850h500v3600h1400" svg:viewBox="0 0 1901 3601">
          <text:p/>
        </draw:connector>
        <draw:custom-shape draw:style-name="gr15" draw:text-style-name="P5" xml:id="id384" draw:id="id384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81" draw:id="id381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80" draw:id="id380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83" draw:id="id383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82" draw:id="id382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380" draw:start-glue-point="0" draw:end-shape="id381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380" draw:start-glue-point="0" draw:end-shape="id382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382" draw:start-glue-point="0" draw:end-shape="id383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373" draw:start-glue-point="0" draw:end-shape="id366" svg:d="m2450 19100v-8600" svg:viewBox="0 0 1 8601">
          <text:p/>
        </draw:connector>
        <draw:connector draw:style-name="gr13" draw:text-style-name="P1" draw:layer="layout" svg:x1="3.8cm" svg:y1="19.75cm" svg:x2="11.4cm" svg:y2="14.7cm" draw:start-shape="id373" draw:start-glue-point="1" draw:end-shape="id362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373" draw:start-glue-point="1" draw:end-shape="id363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373" draw:start-glue-point="1" draw:end-shape="id372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373" draw:start-glue-point="1" draw:end-shape="id375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373" draw:start-glue-point="1" draw:end-shape="id377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373" draw:start-glue-point="1" draw:end-shape="id371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373" draw:start-glue-point="0" draw:end-shape="id382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384" draw:start-glue-point="1" draw:end-shape="id362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383" draw:start-glue-point="1" draw:end-shape="id362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381" draw:start-glue-point="0" draw:end-shape="id362" draw:end-glue-point="3" svg:d="m8800 15100v-1050h700" svg:viewBox="0 0 701 1051">
          <text:p/>
        </draw:connector>
        <draw:custom-shape draw:style-name="gr15" draw:text-style-name="P5" xml:id="id386" draw:id="id386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85" draw:id="id385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385" draw:start-glue-point="3" draw:end-shape="id368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385" draw:start-glue-point="1" draw:end-shape="id370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386" draw:start-glue-point="2" draw:end-shape="id365" draw:end-glue-point="0" svg:d="m10200 3500v300h800v0h3700v400" svg:viewBox="0 0 4501 701">
          <text:p/>
        </draw:connector>
      </draw:page>
      <draw:page draw:name="page20" draw:style-name="dp1" draw:master-page-name="Default">
        <draw:custom-shape draw:style-name="gr15" draw:text-style-name="P5" xml:id="id387" draw:id="id387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397" draw:id="id397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396" draw:id="id396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4" draw:id="id394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1" draw:id="id391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05" draw:id="id40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04" draw:id="id404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0" draw:id="id390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9" draw:id="id399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388" draw:id="id388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398" draw:id="id398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89" draw:id="id389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387" draw:start-glue-point="2" draw:end-shape="id388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387" draw:start-glue-point="2" draw:end-shape="id389" draw:end-glue-point="0" svg:d="m11400 10500v1450h4400v1450" svg:viewBox="0 0 4401 2901">
          <text:p/>
        </draw:connector>
        <draw:custom-shape draw:style-name="gr15" draw:text-style-name="P5" xml:id="id392" draw:id="id392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5" draw:id="id395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390" draw:start-glue-point="2" draw:end-shape="id391" draw:end-glue-point="0" svg:d="m14700 3500v700" svg:viewBox="0 0 1 701">
          <text:p/>
        </draw:connector>
        <draw:custom-shape draw:style-name="gr15" draw:text-style-name="P5" xml:id="id401" draw:id="id401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02" draw:id="id402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3" draw:id="id393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392" draw:start-glue-point="1" draw:end-shape="id393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394" draw:start-glue-point="2" draw:end-shape="id393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395" draw:start-glue-point="1" draw:end-shape="id396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397" draw:start-glue-point="2" draw:end-shape="id398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396" draw:start-glue-point="2" draw:end-shape="id397" draw:end-glue-point="0" svg:d="m20250 7100v4200" svg:viewBox="0 0 1 4201">
          <text:p/>
        </draw:connector>
        <draw:custom-shape draw:style-name="gr15" draw:text-style-name="P5" xml:id="id400" draw:id="id400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399" draw:start-glue-point="2" draw:end-shape="id400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401" draw:start-glue-point="2" draw:end-shape="id402" draw:end-glue-point="0" svg:d="m25000 12600v900" svg:viewBox="0 0 1 901">
          <text:p/>
        </draw:connector>
        <draw:custom-shape draw:style-name="gr15" draw:text-style-name="P5" xml:id="id403" draw:id="id403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390" draw:start-glue-point="0" draw:end-shape="id403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391" draw:start-glue-point="3" draw:end-shape="id394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404" draw:start-glue-point="3" draw:end-shape="id394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405" draw:start-glue-point="3" draw:end-shape="id394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391" draw:start-glue-point="1" draw:end-shape="id396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405" draw:start-glue-point="1" draw:end-shape="id396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404" draw:start-glue-point="1" draw:end-shape="id396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387" draw:start-glue-point="1" draw:end-shape="id395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393" draw:start-glue-point="1" draw:end-shape="id387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390" draw:start-glue-point="1" draw:end-shape="id396" draw:end-glue-point="3" svg:d="m17200 2850h500v3600h1400" svg:viewBox="0 0 1901 3601">
          <text:p/>
        </draw:connector>
        <draw:custom-shape draw:style-name="gr15" draw:text-style-name="P5" xml:id="id410" draw:id="id410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07" draw:id="id407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06" draw:id="id406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09" draw:id="id409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08" draw:id="id408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406" draw:start-glue-point="0" draw:end-shape="id407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406" draw:start-glue-point="0" draw:end-shape="id408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408" draw:start-glue-point="0" draw:end-shape="id409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399" draw:start-glue-point="0" draw:end-shape="id392" svg:d="m2450 19100v-8600" svg:viewBox="0 0 1 8601">
          <text:p/>
        </draw:connector>
        <draw:connector draw:style-name="gr13" draw:text-style-name="P1" draw:layer="layout" svg:x1="3.8cm" svg:y1="19.75cm" svg:x2="11.4cm" svg:y2="14.7cm" draw:start-shape="id399" draw:start-glue-point="1" draw:end-shape="id388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399" draw:start-glue-point="1" draw:end-shape="id389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399" draw:start-glue-point="1" draw:end-shape="id398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399" draw:start-glue-point="1" draw:end-shape="id401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399" draw:start-glue-point="1" draw:end-shape="id403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399" draw:start-glue-point="1" draw:end-shape="id397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399" draw:start-glue-point="0" draw:end-shape="id408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410" draw:start-glue-point="1" draw:end-shape="id388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409" draw:start-glue-point="1" draw:end-shape="id388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407" draw:start-glue-point="0" draw:end-shape="id388" draw:end-glue-point="3" svg:d="m8800 15100v-1050h700" svg:viewBox="0 0 701 1051">
          <text:p/>
        </draw:connector>
        <draw:custom-shape draw:style-name="gr15" draw:text-style-name="P5" xml:id="id412" draw:id="id412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11" draw:id="id411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411" draw:start-glue-point="3" draw:end-shape="id394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411" draw:start-glue-point="1" draw:end-shape="id396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412" draw:start-glue-point="2" draw:end-shape="id391" draw:end-glue-point="0" svg:d="m10200 3500v300h800v0h3700v400" svg:viewBox="0 0 4501 701">
          <text:p/>
        </draw:connector>
      </draw:page>
      <draw:page draw:name="page21" draw:style-name="dp1" draw:master-page-name="Default">
        <draw:custom-shape draw:style-name="gr15" draw:text-style-name="P5" xml:id="id413" draw:id="id413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23" draw:id="id423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22" draw:id="id422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20" draw:id="id420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17" draw:id="id417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31" draw:id="id431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30" draw:id="id430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16" draw:id="id416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25" draw:id="id425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14" draw:id="id414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24" draw:id="id424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15" draw:id="id415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413" draw:start-glue-point="2" draw:end-shape="id414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413" draw:start-glue-point="2" draw:end-shape="id415" draw:end-glue-point="0" svg:d="m11400 10500v1450h4400v1450" svg:viewBox="0 0 4401 2901">
          <text:p/>
        </draw:connector>
        <draw:custom-shape draw:style-name="gr15" draw:text-style-name="P5" xml:id="id418" draw:id="id418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21" draw:id="id421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416" draw:start-glue-point="2" draw:end-shape="id417" draw:end-glue-point="0" svg:d="m14700 3500v700" svg:viewBox="0 0 1 701">
          <text:p/>
        </draw:connector>
        <draw:custom-shape draw:style-name="gr15" draw:text-style-name="P5" xml:id="id427" draw:id="id427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28" draw:id="id428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19" draw:id="id419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418" draw:start-glue-point="1" draw:end-shape="id419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420" draw:start-glue-point="2" draw:end-shape="id419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421" draw:start-glue-point="1" draw:end-shape="id422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423" draw:start-glue-point="2" draw:end-shape="id424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422" draw:start-glue-point="2" draw:end-shape="id423" draw:end-glue-point="0" svg:d="m20250 7100v4200" svg:viewBox="0 0 1 4201">
          <text:p/>
        </draw:connector>
        <draw:custom-shape draw:style-name="gr15" draw:text-style-name="P5" xml:id="id426" draw:id="id426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425" draw:start-glue-point="2" draw:end-shape="id426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427" draw:start-glue-point="2" draw:end-shape="id428" draw:end-glue-point="0" svg:d="m25000 12600v900" svg:viewBox="0 0 1 901">
          <text:p/>
        </draw:connector>
        <draw:custom-shape draw:style-name="gr16" draw:text-style-name="P5" xml:id="id429" draw:id="id429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416" draw:start-glue-point="0" draw:end-shape="id429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417" draw:start-glue-point="3" draw:end-shape="id420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430" draw:start-glue-point="3" draw:end-shape="id420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431" draw:start-glue-point="3" draw:end-shape="id420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417" draw:start-glue-point="1" draw:end-shape="id422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431" draw:start-glue-point="1" draw:end-shape="id422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430" draw:start-glue-point="1" draw:end-shape="id422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413" draw:start-glue-point="1" draw:end-shape="id421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419" draw:start-glue-point="1" draw:end-shape="id413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416" draw:start-glue-point="1" draw:end-shape="id422" draw:end-glue-point="3" svg:d="m17200 2850h500v3600h1400" svg:viewBox="0 0 1901 3601">
          <text:p/>
        </draw:connector>
        <draw:custom-shape draw:style-name="gr15" draw:text-style-name="P5" xml:id="id436" draw:id="id436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33" draw:id="id433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32" draw:id="id432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35" draw:id="id435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34" draw:id="id434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432" draw:start-glue-point="0" draw:end-shape="id433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432" draw:start-glue-point="0" draw:end-shape="id434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434" draw:start-glue-point="0" draw:end-shape="id435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425" draw:start-glue-point="0" draw:end-shape="id418" svg:d="m2450 19100v-8600" svg:viewBox="0 0 1 8601">
          <text:p/>
        </draw:connector>
        <draw:connector draw:style-name="gr13" draw:text-style-name="P1" draw:layer="layout" svg:x1="3.8cm" svg:y1="19.75cm" svg:x2="11.4cm" svg:y2="14.7cm" draw:start-shape="id425" draw:start-glue-point="1" draw:end-shape="id414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425" draw:start-glue-point="1" draw:end-shape="id415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425" draw:start-glue-point="1" draw:end-shape="id424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425" draw:start-glue-point="1" draw:end-shape="id427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425" draw:start-glue-point="1" draw:end-shape="id429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425" draw:start-glue-point="1" draw:end-shape="id423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425" draw:start-glue-point="0" draw:end-shape="id434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436" draw:start-glue-point="1" draw:end-shape="id414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435" draw:start-glue-point="1" draw:end-shape="id414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433" draw:start-glue-point="0" draw:end-shape="id414" draw:end-glue-point="3" svg:d="m8800 15100v-1050h700" svg:viewBox="0 0 701 1051">
          <text:p/>
        </draw:connector>
        <draw:custom-shape draw:style-name="gr16" draw:text-style-name="P5" xml:id="id438" draw:id="id438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437" draw:id="id437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437" draw:start-glue-point="3" draw:end-shape="id420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437" draw:start-glue-point="1" draw:end-shape="id422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438" draw:start-glue-point="2" draw:end-shape="id417" draw:end-glue-point="0" svg:d="m10200 3500v300h800v0h3700v400" svg:viewBox="0 0 4501 701">
          <text:p/>
        </draw:connector>
      </draw:page>
      <draw:page draw:name="page22" draw:style-name="dp1" draw:master-page-name="Default">
        <draw:custom-shape draw:style-name="gr15" draw:text-style-name="P5" xml:id="id439" draw:id="id439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9" draw:id="id449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48" draw:id="id448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6" draw:id="id446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3" draw:id="id443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57" draw:id="id457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56" draw:id="id456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2" draw:id="id442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51" draw:id="id451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40" draw:id="id440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50" draw:id="id450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1" draw:id="id441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439" draw:start-glue-point="2" draw:end-shape="id440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439" draw:start-glue-point="2" draw:end-shape="id441" draw:end-glue-point="0" svg:d="m11400 10500v1450h4400v1450" svg:viewBox="0 0 4401 2901">
          <text:p/>
        </draw:connector>
        <draw:custom-shape draw:style-name="gr15" draw:text-style-name="P5" xml:id="id444" draw:id="id444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7" draw:id="id447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442" draw:start-glue-point="2" draw:end-shape="id443" draw:end-glue-point="0" svg:d="m14700 3500v700" svg:viewBox="0 0 1 701">
          <text:p/>
        </draw:connector>
        <draw:custom-shape draw:style-name="gr15" draw:text-style-name="P5" xml:id="id453" draw:id="id453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54" draw:id="id454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45" draw:id="id445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444" draw:start-glue-point="1" draw:end-shape="id445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446" draw:start-glue-point="2" draw:end-shape="id445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447" draw:start-glue-point="1" draw:end-shape="id448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449" draw:start-glue-point="2" draw:end-shape="id450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448" draw:start-glue-point="2" draw:end-shape="id449" draw:end-glue-point="0" svg:d="m20250 7100v4200" svg:viewBox="0 0 1 4201">
          <text:p/>
        </draw:connector>
        <draw:custom-shape draw:style-name="gr15" draw:text-style-name="P5" xml:id="id452" draw:id="id452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451" draw:start-glue-point="2" draw:end-shape="id452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453" draw:start-glue-point="2" draw:end-shape="id454" draw:end-glue-point="0" svg:d="m25000 12600v900" svg:viewBox="0 0 1 901">
          <text:p/>
        </draw:connector>
        <draw:custom-shape draw:style-name="gr15" draw:text-style-name="P5" xml:id="id455" draw:id="id455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442" draw:start-glue-point="0" draw:end-shape="id455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443" draw:start-glue-point="3" draw:end-shape="id446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456" draw:start-glue-point="3" draw:end-shape="id446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457" draw:start-glue-point="3" draw:end-shape="id446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443" draw:start-glue-point="1" draw:end-shape="id448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457" draw:start-glue-point="1" draw:end-shape="id448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456" draw:start-glue-point="1" draw:end-shape="id448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439" draw:start-glue-point="1" draw:end-shape="id447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445" draw:start-glue-point="1" draw:end-shape="id439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442" draw:start-glue-point="1" draw:end-shape="id448" draw:end-glue-point="3" svg:d="m17200 2850h500v3600h1400" svg:viewBox="0 0 1901 3601">
          <text:p/>
        </draw:connector>
        <draw:custom-shape draw:style-name="gr15" draw:text-style-name="P5" xml:id="id462" draw:id="id462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59" draw:id="id459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58" draw:id="id458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61" draw:id="id461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60" draw:id="id460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458" draw:start-glue-point="0" draw:end-shape="id459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458" draw:start-glue-point="0" draw:end-shape="id460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460" draw:start-glue-point="0" draw:end-shape="id461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451" draw:start-glue-point="0" draw:end-shape="id444" svg:d="m2450 19100v-8600" svg:viewBox="0 0 1 8601">
          <text:p/>
        </draw:connector>
        <draw:connector draw:style-name="gr13" draw:text-style-name="P1" draw:layer="layout" svg:x1="3.8cm" svg:y1="19.75cm" svg:x2="11.4cm" svg:y2="14.7cm" draw:start-shape="id451" draw:start-glue-point="1" draw:end-shape="id440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451" draw:start-glue-point="1" draw:end-shape="id441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451" draw:start-glue-point="1" draw:end-shape="id450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451" draw:start-glue-point="1" draw:end-shape="id453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451" draw:start-glue-point="1" draw:end-shape="id455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451" draw:start-glue-point="1" draw:end-shape="id449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451" draw:start-glue-point="0" draw:end-shape="id460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462" draw:start-glue-point="1" draw:end-shape="id440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461" draw:start-glue-point="1" draw:end-shape="id440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459" draw:start-glue-point="0" draw:end-shape="id440" draw:end-glue-point="3" svg:d="m8800 15100v-1050h700" svg:viewBox="0 0 701 1051">
          <text:p/>
        </draw:connector>
        <draw:custom-shape draw:style-name="gr15" draw:text-style-name="P5" xml:id="id464" draw:id="id464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63" draw:id="id463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463" draw:start-glue-point="3" draw:end-shape="id446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463" draw:start-glue-point="1" draw:end-shape="id448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464" draw:start-glue-point="2" draw:end-shape="id443" draw:end-glue-point="0" svg:d="m10200 3500v300h800v0h3700v400" svg:viewBox="0 0 4501 701">
          <text:p/>
        </draw:connector>
      </draw:page>
      <draw:page draw:name="page23" draw:style-name="dp1" draw:master-page-name="Default">
        <draw:custom-shape draw:style-name="gr15" draw:text-style-name="P5" xml:id="id465" draw:id="id465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75" draw:id="id475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74" draw:id="id474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72" draw:id="id472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69" draw:id="id469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83" draw:id="id483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82" draw:id="id482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68" draw:id="id468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77" draw:id="id477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66" draw:id="id466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76" draw:id="id476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67" draw:id="id467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465" draw:start-glue-point="2" draw:end-shape="id466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465" draw:start-glue-point="2" draw:end-shape="id467" draw:end-glue-point="0" svg:d="m11400 10500v1450h4400v1450" svg:viewBox="0 0 4401 2901">
          <text:p/>
        </draw:connector>
        <draw:custom-shape draw:style-name="gr15" draw:text-style-name="P5" xml:id="id470" draw:id="id470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73" draw:id="id473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468" draw:start-glue-point="2" draw:end-shape="id469" draw:end-glue-point="0" svg:d="m14700 3500v700" svg:viewBox="0 0 1 701">
          <text:p/>
        </draw:connector>
        <draw:custom-shape draw:style-name="gr15" draw:text-style-name="P5" xml:id="id479" draw:id="id479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80" draw:id="id480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71" draw:id="id471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470" draw:start-glue-point="1" draw:end-shape="id471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472" draw:start-glue-point="2" draw:end-shape="id471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473" draw:start-glue-point="1" draw:end-shape="id474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475" draw:start-glue-point="2" draw:end-shape="id476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474" draw:start-glue-point="2" draw:end-shape="id475" draw:end-glue-point="0" svg:d="m20250 7100v4200" svg:viewBox="0 0 1 4201">
          <text:p/>
        </draw:connector>
        <draw:custom-shape draw:style-name="gr15" draw:text-style-name="P5" xml:id="id478" draw:id="id478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477" draw:start-glue-point="2" draw:end-shape="id478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479" draw:start-glue-point="2" draw:end-shape="id480" draw:end-glue-point="0" svg:d="m25000 12600v900" svg:viewBox="0 0 1 901">
          <text:p/>
        </draw:connector>
        <draw:custom-shape draw:style-name="gr15" draw:text-style-name="P5" xml:id="id481" draw:id="id481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468" draw:start-glue-point="0" draw:end-shape="id481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469" draw:start-glue-point="3" draw:end-shape="id472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482" draw:start-glue-point="3" draw:end-shape="id472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483" draw:start-glue-point="3" draw:end-shape="id472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469" draw:start-glue-point="1" draw:end-shape="id474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483" draw:start-glue-point="1" draw:end-shape="id474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482" draw:start-glue-point="1" draw:end-shape="id474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465" draw:start-glue-point="1" draw:end-shape="id473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471" draw:start-glue-point="1" draw:end-shape="id465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468" draw:start-glue-point="1" draw:end-shape="id474" draw:end-glue-point="3" svg:d="m17200 2850h500v3600h1400" svg:viewBox="0 0 1901 3601">
          <text:p/>
        </draw:connector>
        <draw:custom-shape draw:style-name="gr15" draw:text-style-name="P5" xml:id="id488" draw:id="id488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85" draw:id="id485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84" draw:id="id484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87" draw:id="id487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486" draw:id="id486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484" draw:start-glue-point="0" draw:end-shape="id485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484" draw:start-glue-point="0" draw:end-shape="id486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486" draw:start-glue-point="0" draw:end-shape="id487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477" draw:start-glue-point="0" draw:end-shape="id470" svg:d="m2450 19100v-8600" svg:viewBox="0 0 1 8601">
          <text:p/>
        </draw:connector>
        <draw:connector draw:style-name="gr13" draw:text-style-name="P1" draw:layer="layout" svg:x1="3.8cm" svg:y1="19.75cm" svg:x2="11.4cm" svg:y2="14.7cm" draw:start-shape="id477" draw:start-glue-point="1" draw:end-shape="id466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477" draw:start-glue-point="1" draw:end-shape="id467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477" draw:start-glue-point="1" draw:end-shape="id476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477" draw:start-glue-point="1" draw:end-shape="id479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477" draw:start-glue-point="1" draw:end-shape="id481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477" draw:start-glue-point="1" draw:end-shape="id475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477" draw:start-glue-point="0" draw:end-shape="id486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488" draw:start-glue-point="1" draw:end-shape="id466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487" draw:start-glue-point="1" draw:end-shape="id466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485" draw:start-glue-point="0" draw:end-shape="id466" draw:end-glue-point="3" svg:d="m8800 15100v-1050h700" svg:viewBox="0 0 701 1051">
          <text:p/>
        </draw:connector>
        <draw:custom-shape draw:style-name="gr15" draw:text-style-name="P5" xml:id="id490" draw:id="id490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89" draw:id="id489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489" draw:start-glue-point="3" draw:end-shape="id472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489" draw:start-glue-point="1" draw:end-shape="id474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490" draw:start-glue-point="2" draw:end-shape="id469" draw:end-glue-point="0" svg:d="m10200 3500v300h800v0h3700v400" svg:viewBox="0 0 4501 701">
          <text:p/>
        </draw:connector>
      </draw:page>
      <draw:page draw:name="page24" draw:style-name="dp1" draw:master-page-name="Default">
        <draw:custom-shape draw:style-name="gr16" draw:text-style-name="P5" xml:id="id491" draw:id="id491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01" draw:id="id501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00" draw:id="id500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98" draw:id="id498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95" draw:id="id495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09" draw:id="id509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08" draw:id="id508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94" draw:id="id494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03" draw:id="id503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92" draw:id="id492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02" draw:id="id502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93" draw:id="id493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491" draw:start-glue-point="2" draw:end-shape="id492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491" draw:start-glue-point="2" draw:end-shape="id493" draw:end-glue-point="0" svg:d="m11400 10500v1450h4400v1450" svg:viewBox="0 0 4401 2901">
          <text:p/>
        </draw:connector>
        <draw:custom-shape draw:style-name="gr16" draw:text-style-name="P5" xml:id="id496" draw:id="id496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99" draw:id="id499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494" draw:start-glue-point="2" draw:end-shape="id495" draw:end-glue-point="0" svg:d="m14700 3500v700" svg:viewBox="0 0 1 701">
          <text:p/>
        </draw:connector>
        <draw:custom-shape draw:style-name="gr15" draw:text-style-name="P5" xml:id="id505" draw:id="id505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06" draw:id="id506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97" draw:id="id497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496" draw:start-glue-point="1" draw:end-shape="id497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498" draw:start-glue-point="2" draw:end-shape="id497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499" draw:start-glue-point="1" draw:end-shape="id500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501" draw:start-glue-point="2" draw:end-shape="id502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500" draw:start-glue-point="2" draw:end-shape="id501" draw:end-glue-point="0" svg:d="m20250 7100v4200" svg:viewBox="0 0 1 4201">
          <text:p/>
        </draw:connector>
        <draw:custom-shape draw:style-name="gr15" draw:text-style-name="P5" xml:id="id504" draw:id="id504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503" draw:start-glue-point="2" draw:end-shape="id504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505" draw:start-glue-point="2" draw:end-shape="id506" draw:end-glue-point="0" svg:d="m25000 12600v900" svg:viewBox="0 0 1 901">
          <text:p/>
        </draw:connector>
        <draw:custom-shape draw:style-name="gr15" draw:text-style-name="P5" xml:id="id507" draw:id="id507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494" draw:start-glue-point="0" draw:end-shape="id507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495" draw:start-glue-point="3" draw:end-shape="id498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508" draw:start-glue-point="3" draw:end-shape="id498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509" draw:start-glue-point="3" draw:end-shape="id498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495" draw:start-glue-point="1" draw:end-shape="id500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509" draw:start-glue-point="1" draw:end-shape="id500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508" draw:start-glue-point="1" draw:end-shape="id500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491" draw:start-glue-point="1" draw:end-shape="id499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497" draw:start-glue-point="1" draw:end-shape="id491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494" draw:start-glue-point="1" draw:end-shape="id500" draw:end-glue-point="3" svg:d="m17200 2850h500v3600h1400" svg:viewBox="0 0 1901 3601">
          <text:p/>
        </draw:connector>
        <draw:custom-shape draw:style-name="gr15" draw:text-style-name="P5" xml:id="id514" draw:id="id514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11" draw:id="id511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10" draw:id="id510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13" draw:id="id513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12" draw:id="id512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510" draw:start-glue-point="0" draw:end-shape="id511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510" draw:start-glue-point="0" draw:end-shape="id512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512" draw:start-glue-point="0" draw:end-shape="id513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503" draw:start-glue-point="0" draw:end-shape="id496" svg:d="m2450 19100v-8600" svg:viewBox="0 0 1 8601">
          <text:p/>
        </draw:connector>
        <draw:connector draw:style-name="gr13" draw:text-style-name="P1" draw:layer="layout" svg:x1="3.8cm" svg:y1="19.75cm" svg:x2="11.4cm" svg:y2="14.7cm" draw:start-shape="id503" draw:start-glue-point="1" draw:end-shape="id492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503" draw:start-glue-point="1" draw:end-shape="id493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503" draw:start-glue-point="1" draw:end-shape="id502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503" draw:start-glue-point="1" draw:end-shape="id505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503" draw:start-glue-point="1" draw:end-shape="id507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503" draw:start-glue-point="1" draw:end-shape="id501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503" draw:start-glue-point="0" draw:end-shape="id512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514" draw:start-glue-point="1" draw:end-shape="id492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513" draw:start-glue-point="1" draw:end-shape="id492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511" draw:start-glue-point="0" draw:end-shape="id492" draw:end-glue-point="3" svg:d="m8800 15100v-1050h700" svg:viewBox="0 0 701 1051">
          <text:p/>
        </draw:connector>
        <draw:custom-shape draw:style-name="gr15" draw:text-style-name="P5" xml:id="id516" draw:id="id516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15" draw:id="id515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515" draw:start-glue-point="3" draw:end-shape="id498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515" draw:start-glue-point="1" draw:end-shape="id500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516" draw:start-glue-point="2" draw:end-shape="id495" draw:end-glue-point="0" svg:d="m10200 3500v300h800v0h3700v400" svg:viewBox="0 0 4501 701">
          <text:p/>
        </draw:connector>
      </draw:page>
      <draw:page draw:name="page25" draw:style-name="dp1" draw:master-page-name="Default">
        <draw:custom-shape draw:style-name="gr15" draw:text-style-name="P5" xml:id="id517" draw:id="id517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7" draw:id="id527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26" draw:id="id526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4" draw:id="id524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1" draw:id="id521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35" draw:id="id53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34" draw:id="id534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0" draw:id="id520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9" draw:id="id529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518" draw:id="id518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8" draw:id="id528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19" draw:id="id519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517" draw:start-glue-point="2" draw:end-shape="id518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517" draw:start-glue-point="2" draw:end-shape="id519" draw:end-glue-point="0" svg:d="m11400 10500v1450h4400v1450" svg:viewBox="0 0 4401 2901">
          <text:p/>
        </draw:connector>
        <draw:custom-shape draw:style-name="gr15" draw:text-style-name="P5" xml:id="id522" draw:id="id522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5" draw:id="id525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520" draw:start-glue-point="2" draw:end-shape="id521" draw:end-glue-point="0" svg:d="m14700 3500v700" svg:viewBox="0 0 1 701">
          <text:p/>
        </draw:connector>
        <draw:custom-shape draw:style-name="gr15" draw:text-style-name="P5" xml:id="id531" draw:id="id531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32" draw:id="id532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23" draw:id="id523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522" draw:start-glue-point="1" draw:end-shape="id523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524" draw:start-glue-point="2" draw:end-shape="id523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525" draw:start-glue-point="1" draw:end-shape="id526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527" draw:start-glue-point="2" draw:end-shape="id528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526" draw:start-glue-point="2" draw:end-shape="id527" draw:end-glue-point="0" svg:d="m20250 7100v4200" svg:viewBox="0 0 1 4201">
          <text:p/>
        </draw:connector>
        <draw:custom-shape draw:style-name="gr15" draw:text-style-name="P5" xml:id="id530" draw:id="id530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529" draw:start-glue-point="2" draw:end-shape="id530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531" draw:start-glue-point="2" draw:end-shape="id532" draw:end-glue-point="0" svg:d="m25000 12600v900" svg:viewBox="0 0 1 901">
          <text:p/>
        </draw:connector>
        <draw:custom-shape draw:style-name="gr15" draw:text-style-name="P5" xml:id="id533" draw:id="id533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520" draw:start-glue-point="0" draw:end-shape="id533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521" draw:start-glue-point="3" draw:end-shape="id524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534" draw:start-glue-point="3" draw:end-shape="id524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535" draw:start-glue-point="3" draw:end-shape="id524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521" draw:start-glue-point="1" draw:end-shape="id526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535" draw:start-glue-point="1" draw:end-shape="id526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534" draw:start-glue-point="1" draw:end-shape="id526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517" draw:start-glue-point="1" draw:end-shape="id525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523" draw:start-glue-point="1" draw:end-shape="id517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520" draw:start-glue-point="1" draw:end-shape="id526" draw:end-glue-point="3" svg:d="m17200 2850h500v3600h1400" svg:viewBox="0 0 1901 3601">
          <text:p/>
        </draw:connector>
        <draw:custom-shape draw:style-name="gr16" draw:text-style-name="P5" xml:id="id540" draw:id="id540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37" draw:id="id537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36" draw:id="id536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39" draw:id="id539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38" draw:id="id538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536" draw:start-glue-point="0" draw:end-shape="id537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536" draw:start-glue-point="0" draw:end-shape="id538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538" draw:start-glue-point="0" draw:end-shape="id539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529" draw:start-glue-point="0" draw:end-shape="id522" svg:d="m2450 19100v-8600" svg:viewBox="0 0 1 8601">
          <text:p/>
        </draw:connector>
        <draw:connector draw:style-name="gr13" draw:text-style-name="P1" draw:layer="layout" svg:x1="3.8cm" svg:y1="19.75cm" svg:x2="11.4cm" svg:y2="14.7cm" draw:start-shape="id529" draw:start-glue-point="1" draw:end-shape="id518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529" draw:start-glue-point="1" draw:end-shape="id519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529" draw:start-glue-point="1" draw:end-shape="id528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529" draw:start-glue-point="1" draw:end-shape="id531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529" draw:start-glue-point="1" draw:end-shape="id533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529" draw:start-glue-point="1" draw:end-shape="id527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529" draw:start-glue-point="0" draw:end-shape="id538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540" draw:start-glue-point="1" draw:end-shape="id518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539" draw:start-glue-point="1" draw:end-shape="id518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537" draw:start-glue-point="0" draw:end-shape="id518" draw:end-glue-point="3" svg:d="m8800 15100v-1050h700" svg:viewBox="0 0 701 1051">
          <text:p/>
        </draw:connector>
        <draw:custom-shape draw:style-name="gr15" draw:text-style-name="P5" xml:id="id542" draw:id="id542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41" draw:id="id541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541" draw:start-glue-point="3" draw:end-shape="id524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541" draw:start-glue-point="1" draw:end-shape="id526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542" draw:start-glue-point="2" draw:end-shape="id521" draw:end-glue-point="0" svg:d="m10200 3500v300h800v0h3700v400" svg:viewBox="0 0 4501 701">
          <text:p/>
        </draw:connector>
      </draw:page>
      <draw:page draw:name="page26" draw:style-name="dp1" draw:master-page-name="Default">
        <draw:custom-shape draw:style-name="gr15" draw:text-style-name="P5" xml:id="id543" draw:id="id543" draw:layer="Layout" svg:width="2.8cm" svg:height="1.2cm" svg:x="10cm" svg:y="9.3cm">
          <text:p text:style-name="P5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553" draw:id="id553" draw:layer="Layout" svg:width="3.9cm" svg:height="1.3cm" svg:x="18.3cm" svg:y="11.3cm">
          <text:p text:style-name="P5"><text:span text:style-name="T4">Tim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52" draw:id="id552" draw:layer="Layout" svg:width="2.3cm" svg:height="1.3cm" svg:x="19.1cm" svg:y="5.8cm">
          <text:p text:style-name="P5"><text:span text:style-name="T4">Tim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50" draw:id="id550" draw:layer="Layout" svg:width="4.8cm" svg:height="1.3cm" svg:x="4.9cm" svg:y="5.8cm">
          <text:p text:style-name="P5"><text:span text:style-name="T4">BlockingObj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47" draw:id="id547" draw:layer="Layout" svg:width="3.8cm" svg:height="1cm" svg:x="12.8cm" svg:y="4.2cm">
          <text:p text:style-name="P5"><text:span text:style-name="T4">Semaph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61" draw:id="id561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60" draw:id="id560" draw:layer="Layout" svg:width="3.8cm" svg:height="1.002cm" svg:x="12.8cm" svg:y="5.4cm">
          <text:p text:style-name="P5"><text:span text:style-name="T4">EventFlag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46" draw:id="id546" draw:layer="Layout" svg:width="5cm" svg:height="1.3cm" svg:x="12.2cm" svg:y="2.2cm">
          <text:p text:style-name="P5"><text:span text:style-name="T4">MessageQueu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555" draw:id="id555" draw:layer="Layout" svg:width="2.7cm" svg:height="1.3cm" svg:x="1.1cm" svg:y="19.1cm">
          <text:p text:style-name="P5"><text:span text:style-name="T4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544" draw:id="id544" draw:layer="Layout" svg:width="3.8cm" svg:height="1.3cm" svg:x="9.5cm" svg:y="13.4cm">
          <text:p text:style-name="P5"><text:span text:style-name="T4">ThreadPort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554" draw:id="id554" draw:layer="Layout" svg:width="3.9cm" svg:height="1.3cm" svg:x="18.3cm" svg:y="13.4cm">
          <text:p text:style-name="P5"><text:span text:style-name="T4">KernelTim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545" draw:id="id545" draw:layer="Layout" svg:width="4.2cm" svg:height="1.3cm" svg:x="13.7cm" svg:y="13.4cm">
          <text:p text:style-name="P5"><text:span text:style-name="T4">KernelSWI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4cm" svg:y1="10.5cm" svg:x2="11.4cm" svg:y2="13.4cm" draw:start-shape="id543" draw:start-glue-point="2" draw:end-shape="id544" draw:end-glue-point="0" svg:d="m11400 10500v2900" svg:viewBox="0 0 1 2901">
          <text:p/>
        </draw:connector>
        <draw:connector draw:style-name="gr13" draw:text-style-name="P1" draw:layer="layout" svg:x1="11.4cm" svg:y1="10.5cm" svg:x2="15.8cm" svg:y2="13.4cm" draw:start-shape="id543" draw:start-glue-point="2" draw:end-shape="id545" draw:end-glue-point="0" svg:d="m11400 10500v1450h4400v1450" svg:viewBox="0 0 4401 2901">
          <text:p/>
        </draw:connector>
        <draw:custom-shape draw:style-name="gr16" draw:text-style-name="P5" xml:id="id548" draw:id="id548" draw:layer="Layout" svg:width="2.9cm" svg:height="1.2cm" svg:x="1cm" svg:y="9.3cm">
          <text:p text:style-name="P5"><text:span text:style-name="T4">Schedu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51" draw:id="id551" draw:layer="Layout" svg:width="3.1cm" svg:height="1.2cm" svg:x="13.4cm" svg:y="9.3cm">
          <text:p text:style-name="P5"><text:span text:style-name="T4">Quantu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3.5cm" svg:x2="14.7cm" svg:y2="4.2cm" draw:start-shape="id546" draw:start-glue-point="2" draw:end-shape="id547" draw:end-glue-point="0" svg:d="m14700 3500v700" svg:viewBox="0 0 1 701">
          <text:p/>
        </draw:connector>
        <draw:custom-shape draw:style-name="gr16" draw:text-style-name="P5" xml:id="id557" draw:id="id557" draw:layer="Layout" svg:width="2.8cm" svg:height="1.3cm" svg:x="23.6cm" svg:y="11.3cm">
          <text:p text:style-name="P5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558" draw:id="id558" draw:layer="Layout" svg:width="2.8cm" svg:height="1.3cm" svg:x="23.6cm" svg:y="13.5cm">
          <text:p text:style-name="P5"><text:span text:style-name="T4">K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49" draw:id="id549" draw:layer="Layout" svg:width="3.8cm" svg:height="1.2cm" svg:x="5.4cm" svg:y="9.3cm">
          <text:p text:style-name="P5"><text:span text:style-name="T4">Thread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3.9cm" svg:y1="9.9cm" svg:x2="5.4cm" svg:y2="9.9cm" draw:start-shape="id548" draw:start-glue-point="1" draw:end-shape="id549" draw:end-glue-point="3" svg:d="m3900 9900h1500" svg:viewBox="0 0 1501 1">
          <text:p/>
        </draw:connector>
        <draw:connector draw:style-name="gr13" draw:text-style-name="P1" draw:layer="layout" svg:x1="7.3cm" svg:y1="7.1cm" svg:x2="7.3cm" svg:y2="9.3cm" draw:start-shape="id550" draw:start-glue-point="2" draw:end-shape="id549" draw:end-glue-point="0" svg:d="m7300 7100v2200" svg:viewBox="0 0 1 2201">
          <text:p/>
        </draw:connector>
        <draw:connector draw:style-name="gr13" draw:text-style-name="P1" draw:layer="layout" draw:line-skew="-0.1cm" svg:x1="16.5cm" svg:y1="9.9cm" svg:x2="19.1cm" svg:y2="6.45cm" draw:start-shape="id551" draw:start-glue-point="1" draw:end-shape="id552" svg:d="m16500 9900h1200v-3450h1400" svg:viewBox="0 0 2601 3451">
          <text:p/>
        </draw:connector>
        <draw:connector draw:style-name="gr13" draw:text-style-name="P1" draw:layer="layout" svg:x1="20.25cm" svg:y1="12.6cm" svg:x2="20.25cm" svg:y2="13.4cm" draw:start-shape="id553" draw:start-glue-point="2" draw:end-shape="id554" draw:end-glue-point="0" svg:d="m20250 12600v800" svg:viewBox="0 0 1 801">
          <text:p/>
        </draw:connector>
        <draw:connector draw:style-name="gr13" draw:text-style-name="P1" draw:layer="layout" svg:x1="20.25cm" svg:y1="7.1cm" svg:x2="20.25cm" svg:y2="11.3cm" draw:start-shape="id552" draw:start-glue-point="2" draw:end-shape="id553" draw:end-glue-point="0" svg:d="m20250 7100v4200" svg:viewBox="0 0 1 4201">
          <text:p/>
        </draw:connector>
        <draw:custom-shape draw:style-name="gr16" draw:text-style-name="P5" xml:id="id556" draw:id="id556" draw:layer="Layout" svg:width="2.7cm" svg:height="1.3cm" svg:x="1.1cm" svg:y="21.4cm">
          <text:p text:style-name="P5"><text:span text:style-name="T4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2.45cm" svg:y1="20.4cm" svg:x2="2.45cm" svg:y2="21.4cm" draw:start-shape="id555" draw:start-glue-point="2" draw:end-shape="id556" draw:end-glue-point="0" svg:d="m2450 20400v1000" svg:viewBox="0 0 1 1001">
          <text:p/>
        </draw:connector>
        <draw:connector draw:style-name="gr13" draw:text-style-name="P1" draw:layer="layout" svg:x1="25cm" svg:y1="12.6cm" svg:x2="25cm" svg:y2="13.5cm" draw:start-shape="id557" draw:start-glue-point="2" draw:end-shape="id558" draw:end-glue-point="0" svg:d="m25000 12600v900" svg:viewBox="0 0 1 901">
          <text:p/>
        </draw:connector>
        <draw:custom-shape draw:style-name="gr16" draw:text-style-name="P5" xml:id="id559" draw:id="id559" draw:layer="Layout" svg:width="6.6cm" svg:height="1.3cm" svg:x="19.6cm" svg:y="1cm">
          <text:p text:style-name="P5"><text:span text:style-name="T4">GlobalMessagePoo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7cm" svg:y1="2.2cm" svg:x2="19.6cm" svg:y2="1.65cm" draw:start-shape="id546" draw:start-glue-point="0" draw:end-shape="id559" draw:end-glue-point="3" svg:d="m14700 2200v-550h4900" svg:viewBox="0 0 4901 551">
          <text:p/>
        </draw:connector>
        <draw:connector draw:style-name="gr13" draw:text-style-name="P1" draw:layer="layout" svg:x1="12.8cm" svg:y1="4.7cm" svg:x2="9.7cm" svg:y2="6.45cm" draw:start-shape="id547" draw:start-glue-point="3" draw:end-shape="id550" draw:end-glue-point="1" svg:d="m12800 4700h-1550v1750h-1550" svg:viewBox="0 0 3101 1751">
          <text:p/>
        </draw:connector>
        <draw:connector draw:style-name="gr13" draw:text-style-name="P1" draw:layer="layout" svg:x1="12.8cm" svg:y1="5.901cm" svg:x2="9.7cm" svg:y2="6.45cm" draw:start-shape="id560" draw:start-glue-point="3" draw:end-shape="id550" draw:end-glue-point="1" svg:d="m12800 5901h-1550v549h-1550" svg:viewBox="0 0 3101 550">
          <text:p/>
        </draw:connector>
        <draw:connector draw:style-name="gr13" draw:text-style-name="P1" draw:layer="layout" svg:x1="12.8cm" svg:y1="7.049cm" svg:x2="9.7cm" svg:y2="6.45cm" draw:start-shape="id561" draw:start-glue-point="3" draw:end-shape="id550" draw:end-glue-point="1" svg:d="m12800 7049h-1550v-599h-1550" svg:viewBox="0 0 3101 600">
          <text:p/>
        </draw:connector>
        <draw:connector draw:style-name="gr13" draw:text-style-name="P1" draw:layer="layout" draw:line-skew="-0.15cm" svg:x1="16.6cm" svg:y1="4.7cm" svg:x2="19.1cm" svg:y2="6.45cm" draw:start-shape="id547" draw:start-glue-point="1" draw:end-shape="id552" draw:end-glue-point="3" svg:d="m16600 4700h1100v1750h1400" svg:viewBox="0 0 2501 1751">
          <text:p/>
        </draw:connector>
        <draw:connector draw:style-name="gr13" draw:text-style-name="P1" draw:layer="layout" draw:line-skew="-0.15cm" svg:x1="16.6cm" svg:y1="7.049cm" svg:x2="19.1cm" svg:y2="6.45cm" draw:start-shape="id561" draw:start-glue-point="1" draw:end-shape="id552" draw:end-glue-point="3" svg:d="m16600 7049h1100v-599h1400" svg:viewBox="0 0 2501 600">
          <text:p/>
        </draw:connector>
        <draw:connector draw:style-name="gr13" draw:text-style-name="P1" draw:layer="layout" draw:line-skew="-0.15cm" svg:x1="16.6cm" svg:y1="5.901cm" svg:x2="19.1cm" svg:y2="6.45cm" draw:start-shape="id560" draw:start-glue-point="1" draw:end-shape="id552" draw:end-glue-point="3" svg:d="m16600 5901h1100v549h1400" svg:viewBox="0 0 2501 550">
          <text:p/>
        </draw:connector>
        <draw:connector draw:style-name="gr13" draw:text-style-name="P1" draw:layer="layout" svg:x1="12.8cm" svg:y1="9.9cm" svg:x2="13.4cm" svg:y2="9.9cm" draw:start-shape="id543" draw:start-glue-point="1" draw:end-shape="id551" draw:end-glue-point="3" svg:d="m12800 9900h600" svg:viewBox="0 0 601 1">
          <text:p/>
        </draw:connector>
        <draw:connector draw:style-name="gr13" draw:text-style-name="P1" draw:layer="layout" svg:x1="9.2cm" svg:y1="9.9cm" svg:x2="10cm" svg:y2="9.9cm" draw:start-shape="id549" draw:start-glue-point="1" draw:end-shape="id543" draw:end-glue-point="3" svg:d="m9200 9900h800" svg:viewBox="0 0 801 1">
          <text:p/>
        </draw:connector>
        <draw:connector draw:style-name="gr13" draw:text-style-name="P1" draw:layer="layout" draw:line-skew="-0.45cm" svg:x1="17.2cm" svg:y1="2.85cm" svg:x2="19.1cm" svg:y2="6.45cm" draw:start-shape="id546" draw:start-glue-point="1" draw:end-shape="id552" draw:end-glue-point="3" svg:d="m17200 2850h500v3600h1400" svg:viewBox="0 0 1901 3601">
          <text:p/>
        </draw:connector>
        <draw:custom-shape draw:style-name="gr15" draw:text-style-name="P5" xml:id="id566" draw:id="id566" draw:layer="Layout" svg:width="3.6cm" svg:height="1.3cm" svg:x="3.1cm" svg:y="11.2cm">
          <text:p text:style-name="P5"><text:span text:style-name="T4">Ato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63" draw:id="id563" draw:layer="Layout" svg:width="3.6cm" svg:height="1.4cm" svg:x="7cm" svg:y="15.1cm">
          <text:p text:style-name="P5"><text:span text:style-name="T4">Kernel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62" draw:id="id562" draw:layer="Layout" svg:width="4.1cm" svg:height="1.3cm" svg:x="4.8cm" svg:y="17.7cm">
          <text:p text:style-name="P5"><text:span text:style-name="T4">Kernel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65" draw:id="id565" draw:layer="Layout" svg:width="3.6cm" svg:height="1.3cm" svg:x="3.1cm" svg:y="12.9cm">
          <text:p text:style-name="P5"><text:span text:style-name="T4">WriteBuf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564" draw:id="id564" draw:layer="Layout" svg:width="3.6cm" svg:height="1.4cm" svg:x="3.1cm" svg:y="15.1cm">
          <text:p text:style-name="P5"><text:span text:style-name="T5">Trace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6.85cm" svg:y1="17.7cm" svg:x2="8.8cm" svg:y2="16.5cm" draw:start-shape="id562" draw:start-glue-point="0" draw:end-shape="id563" draw:end-glue-point="2" svg:d="m6850 17700v-600h1950v-600" svg:viewBox="0 0 1951 1201">
          <text:p/>
        </draw:connector>
        <draw:connector draw:style-name="gr13" draw:text-style-name="P1" draw:layer="layout" svg:x1="6.85cm" svg:y1="17.7cm" svg:x2="4.9cm" svg:y2="16.5cm" draw:start-shape="id562" draw:start-glue-point="0" draw:end-shape="id564" draw:end-glue-point="2" svg:d="m6850 17700v-600h-1950v-600" svg:viewBox="0 0 1951 1201">
          <text:p/>
        </draw:connector>
        <draw:connector draw:style-name="gr13" draw:text-style-name="P1" draw:layer="layout" svg:x1="4.9cm" svg:y1="15.1cm" svg:x2="4.9cm" svg:y2="14.2cm" draw:start-shape="id564" draw:start-glue-point="0" draw:end-shape="id565" draw:end-glue-point="2" svg:d="m4900 15100v-900" svg:viewBox="0 0 1 901">
          <text:p/>
        </draw:connector>
        <draw:connector draw:style-name="gr13" draw:text-style-name="P1" draw:layer="layout" svg:x1="2.45cm" svg:y1="19.1cm" svg:x2="2.45cm" svg:y2="10.5cm" draw:start-shape="id555" draw:start-glue-point="0" draw:end-shape="id548" svg:d="m2450 19100v-8600" svg:viewBox="0 0 1 8601">
          <text:p/>
        </draw:connector>
        <draw:connector draw:style-name="gr13" draw:text-style-name="P1" draw:layer="layout" svg:x1="3.8cm" svg:y1="19.75cm" svg:x2="11.4cm" svg:y2="14.7cm" draw:start-shape="id555" draw:start-glue-point="1" draw:end-shape="id544" draw:end-glue-point="2" svg:d="m3800 19750h7600v-5050" svg:viewBox="0 0 7601 5051">
          <text:p/>
        </draw:connector>
        <draw:connector draw:style-name="gr13" draw:text-style-name="P1" draw:layer="layout" svg:x1="3.8cm" svg:y1="19.75cm" svg:x2="15.8cm" svg:y2="14.7cm" draw:start-shape="id555" draw:start-glue-point="1" draw:end-shape="id545" draw:end-glue-point="2" svg:d="m3800 19750h12000v-5050" svg:viewBox="0 0 12001 5051">
          <text:p/>
        </draw:connector>
        <draw:connector draw:style-name="gr13" draw:text-style-name="P1" draw:layer="layout" svg:x1="3.8cm" svg:y1="19.75cm" svg:x2="20.25cm" svg:y2="14.7cm" draw:start-shape="id555" draw:start-glue-point="1" draw:end-shape="id554" draw:end-glue-point="2" svg:d="m3800 19750h16450v-5050" svg:viewBox="0 0 16451 5051">
          <text:p/>
        </draw:connector>
        <draw:connector draw:style-name="gr13" draw:text-style-name="P1" draw:layer="layout" draw:line-skew="9.2cm" svg:x1="3.8cm" svg:y1="19.75cm" svg:x2="23.6cm" svg:y2="11.95cm" draw:start-shape="id555" draw:start-glue-point="1" draw:end-shape="id557" draw:end-glue-point="3" svg:d="m3800 19750h19100v-7800h700" svg:viewBox="0 0 19801 7801">
          <text:p/>
        </draw:connector>
        <draw:connector draw:style-name="gr13" draw:text-style-name="P1" draw:layer="layout" svg:x1="3.8cm" svg:y1="19.75cm" svg:x2="22.9cm" svg:y2="2.3cm" draw:start-shape="id555" draw:start-glue-point="1" draw:end-shape="id559" draw:end-glue-point="2" svg:d="m3800 19750h19100v-17450" svg:viewBox="0 0 19101 17451">
          <text:p/>
        </draw:connector>
        <draw:connector draw:style-name="gr13" draw:text-style-name="P1" draw:layer="layout" draw:line-skew="0.199cm" svg:x1="3.8cm" svg:y1="19.75cm" svg:x2="22.2cm" svg:y2="11.95cm" draw:start-shape="id555" draw:start-glue-point="1" draw:end-shape="id553" draw:end-glue-point="1" svg:d="m3800 19750h19100v-7800h-700" svg:viewBox="0 0 19101 7801">
          <text:p/>
        </draw:connector>
        <draw:connector draw:style-name="gr13" draw:text-style-name="P1" draw:layer="layout" svg:x1="2.45cm" svg:y1="19.1cm" svg:x2="3.1cm" svg:y2="15.8cm" draw:start-shape="id555" draw:start-glue-point="0" draw:end-shape="id564" draw:end-glue-point="3" svg:d="m2450 19100v-3300h650" svg:viewBox="0 0 651 3301">
          <text:p/>
        </draw:connector>
        <draw:connector draw:style-name="gr13" draw:text-style-name="P1" draw:layer="layout" draw:line-skew="0.7cm" svg:x1="6.7cm" svg:y1="11.85cm" svg:x2="9.5cm" svg:y2="14.05cm" draw:start-shape="id566" draw:start-glue-point="1" draw:end-shape="id544" draw:end-glue-point="3" svg:d="m6700 11850h2100v2200h700" svg:viewBox="0 0 2801 2201">
          <text:p/>
        </draw:connector>
        <draw:connector draw:style-name="gr13" draw:text-style-name="P1" draw:layer="layout" draw:line-skew="0.7cm" svg:x1="6.7cm" svg:y1="13.55cm" svg:x2="9.5cm" svg:y2="14.05cm" draw:start-shape="id565" draw:start-glue-point="1" draw:end-shape="id544" draw:end-glue-point="3" svg:d="m6700 13550h2100v500h700" svg:viewBox="0 0 2801 501">
          <text:p/>
        </draw:connector>
        <draw:connector draw:style-name="gr13" draw:text-style-name="P1" draw:layer="layout" svg:x1="8.8cm" svg:y1="15.1cm" svg:x2="9.5cm" svg:y2="14.05cm" draw:start-shape="id563" draw:start-glue-point="0" draw:end-shape="id544" draw:end-glue-point="3" svg:d="m8800 15100v-1050h700" svg:viewBox="0 0 701 1051">
          <text:p/>
        </draw:connector>
        <draw:custom-shape draw:style-name="gr15" draw:text-style-name="P5" xml:id="id568" draw:id="id568" draw:layer="Layout" svg:width="3.4cm" svg:height="1.3cm" svg:x="8.5cm" svg:y="2.2cm">
          <text:p text:style-name="P5"><text:span text:style-name="T4">Mail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0.902cm" svg:x="12.8cm" svg:y="6.598cm">
          <text:p text:style-name="P5"><text:span text:style-name="T4">Mu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67" draw:id="id567" draw:layer="Layout" svg:width="3.8cm" svg:height="0.902cm" svg:x="12.8cm" svg:y="7.7cm">
          <text:p text:style-name="P5"><text:span text:style-name="T4">Notifi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8cm" svg:y1="8.151cm" svg:x2="9.7cm" svg:y2="6.45cm" draw:start-shape="id567" draw:start-glue-point="3" draw:end-shape="id550" draw:end-glue-point="1" svg:d="m12800 8151h-1550v-1701h-1550" svg:viewBox="0 0 3101 1702">
          <text:p/>
        </draw:connector>
        <draw:connector draw:style-name="gr5" draw:text-style-name="P1" draw:layer="layout" draw:line-skew="-0.15cm" svg:x1="16.6cm" svg:y1="8.151cm" svg:x2="19.1cm" svg:y2="6.45cm" draw:start-shape="id567" draw:start-glue-point="1" draw:end-shape="id552" draw:end-glue-point="3" svg:d="m16600 8151h1100v-1701h1400" svg:viewBox="0 0 2501 1702">
          <text:p/>
        </draw:connector>
        <draw:connector draw:style-name="gr5" draw:text-style-name="P1" draw:layer="layout" draw:line-skew="-0.201cm 3.001cm 2.101cm" svg:x1="10.2cm" svg:y1="3.5cm" svg:x2="14.7cm" svg:y2="4.2cm" draw:start-shape="id568" draw:start-glue-point="2" draw:end-shape="id547" draw:end-glue-point="0" svg:d="m10200 3500v300h800v0h3700v400" svg:viewBox="0 0 45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1:47:26.915000000</meta:creation-date>
    <dc:date>2015-10-06T21:06:08.547000000</dc:date>
    <meta:editing-duration>PT17H11M13S</meta:editing-duration>
    <meta:editing-cycles>31</meta:editing-cycles>
    <meta:generator>LibreOffice/4.1.4.2$Windows_x86 LibreOffice_project/0a0440ccc0227ad9829de5f46be37cfb6edcf72</meta:generator>
    <meta:document-statistic meta:object-count="1400"/>
  </office:meta>
</office:document-meta>
</file>